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69736111111111cm"/>
    </style:style>
    <style:style style:name="co3" style:family="table-column">
      <style:table-column-properties fo:break-before="auto" style:column-width="6.15597222222222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mpus_info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id_info</text:p>
          </table:table-cell>
          <table:table-cell office:value-type="string" table:style-name="ce2">
            <text:p>wrld_rank</text:p>
          </table:table-cell>
          <table:table-cell office:value-type="string" table:style-name="ce2">
            <text:p>nama_univ</text:p>
          </table:table-cell>
          <table:table-cell office:value-type="string" table:style-name="ce2">
            <text:p>lokasi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University of Oxford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2</text:p>
          </table:table-cell>
          <table:table-cell office:value-type="string" table:style-name="ce1">
            <text:p>Harvard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" table:formula="of:=3" table:style-name="ce1">
            <text:p>3</text:p>
          </table:table-cell>
          <table:table-cell office:value-type="string" table:style-name="ce1">
            <text:p>University of Cambridge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" table:formula="of:=3" table:style-name="ce1">
            <text:p>3</text:p>
          </table:table-cell>
          <table:table-cell office:value-type="string" table:style-name="ce1">
            <text:p>Stanford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Massachusetts Institute of Technolog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6</text:p>
          </table:table-cell>
          <table:table-cell office:value-type="string" table:style-name="ce1">
            <text:p>California Institute of Technolog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7</text:p>
          </table:table-cell>
          <table:table-cell office:value-type="string" table:style-name="ce1">
            <text:p>Princeton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8</text:p>
          </table:table-cell>
          <table:table-cell office:value-type="string" table:style-name="ce1">
            <text:p>University of California, Berkele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9</text:p>
          </table:table-cell>
          <table:table-cell office:value-type="string" table:style-name="ce1">
            <text:p>Yale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10</text:p>
          </table:table-cell>
          <table:table-cell office:value-type="string" table:style-name="ce1">
            <text:p>Imperial College London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1" table:formula="of:=11" table:style-name="ce1">
            <text:p>11</text:p>
          </table:table-cell>
          <table:table-cell office:value-type="string" table:style-name="ce1">
            <text:p>Columbia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1" table:formula="of:=11" table:style-name="ce1">
            <text:p>11</text:p>
          </table:table-cell>
          <table:table-cell office:value-type="string" table:style-name="ce1">
            <text:p>ETH Zurich</text:p>
          </table:table-cell>
          <table:table-cell office:value-type="string" table:style-name="ce1">
            <text:p>Switzerland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13</text:p>
          </table:table-cell>
          <table:table-cell office:value-type="string" table:style-name="ce1">
            <text:p>The University of Chicago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14</text:p>
          </table:table-cell>
          <table:table-cell office:value-type="string" table:style-name="ce1">
            <text:p>University of Pennsylvania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15</text:p>
          </table:table-cell>
          <table:table-cell office:value-type="string" table:style-name="ce1">
            <text:p>Johns Hopkins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6</text:p>
          </table:table-cell>
          <table:table-cell office:value-type="string" table:style-name="ce1">
            <text:p>Tsinghua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7</text:p>
          </table:table-cell>
          <table:table-cell office:value-type="string" table:style-name="ce1">
            <text:p>Peking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8</text:p>
          </table:table-cell>
          <table:table-cell office:value-type="string" table:style-name="ce1">
            <text:p>University of Toronto</text:p>
          </table:table-cell>
          <table:table-cell office:value-type="string" table:style-name="ce1">
            <text:p>Canad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9</text:p>
          </table:table-cell>
          <table:table-cell office:value-type="string" table:style-name="ce1">
            <text:p>National University of Singapore</text:p>
          </table:table-cell>
          <table:table-cell office:value-type="string" table:style-name="ce1">
            <text:p>Singapor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</text:p>
          </table:table-cell>
          <table:table-cell office:value-type="string" table:style-name="ce1">
            <text:p>Cornell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1</text:p>
          </table:table-cell>
          <table:table-cell office:value-type="string" table:style-name="ce1">
            <text:p>University of California, Los Angeles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2</text:p>
          </table:table-cell>
          <table:table-cell office:value-type="string" table:style-name="ce1">
            <text:p>UCL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3</text:p>
          </table:table-cell>
          <table:table-cell office:value-type="string" table:style-name="ce1">
            <text:p>University of Michigan-Ann Arbor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4</text:p>
          </table:table-cell>
          <table:table-cell office:value-type="string" table:style-name="ce1">
            <text:p>New York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</text:p>
          </table:table-cell>
          <table:table-cell office:value-type="string" table:style-name="ce1">
            <text:p>Duke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" table:formula="of:=26" table:style-name="ce1">
            <text:p>26</text:p>
          </table:table-cell>
          <table:table-cell office:value-type="string" table:style-name="ce1">
            <text:p>Northwestern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" table:formula="of:=26" table:style-name="ce1">
            <text:p>26</text:p>
          </table:table-cell>
          <table:table-cell office:value-type="string" table:style-name="ce1">
            <text:p>University of Washington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8</text:p>
          </table:table-cell>
          <table:table-cell office:value-type="string" table:style-name="ce1">
            <text:p>Carnegie Mellon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9</text:p>
          </table:table-cell>
          <table:table-cell office:value-type="string" table:style-name="ce1">
            <text:p>University of Edinburgh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</text:p>
          </table:table-cell>
          <table:table-cell office:value-type="string" table:style-name="ce1">
            <text:p>Technical University of Munich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1</text:p>
          </table:table-cell>
          <table:table-cell office:value-type="string" table:style-name="ce1">
            <text:p>University of Hong Kong</text:p>
          </table:table-cell>
          <table:table-cell office:value-type="string" table:style-name="ce1">
            <text:p>Hong Kong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2</text:p>
          </table:table-cell>
          <table:table-cell office:value-type="string" table:style-name="ce1">
            <text:p>University of California, San Diego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3</text:p>
          </table:table-cell>
          <table:table-cell office:value-type="string" table:style-name="ce1">
            <text:p>LMU Munich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4</text:p>
          </table:table-cell>
          <table:table-cell office:value-type="string" table:style-name="ce1">
            <text:p>University of Melbourne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</text:p>
          </table:table-cell>
          <table:table-cell office:value-type="string" table:style-name="ce1">
            <text:p>King’s College London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6</text:p>
          </table:table-cell>
          <table:table-cell office:value-type="string" table:style-name="ce1">
            <text:p>Nanyang Technological University, Singapore</text:p>
          </table:table-cell>
          <table:table-cell office:value-type="string" table:style-name="ce1">
            <text:p>Singapor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7</text:p>
          </table:table-cell>
          <table:table-cell office:value-type="string" table:style-name="ce1">
            <text:p>London School of Economics and Political Science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8</text:p>
          </table:table-cell>
          <table:table-cell office:value-type="string" table:style-name="ce1">
            <text:p>Georgia Institute of Technolog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9</text:p>
          </table:table-cell>
          <table:table-cell office:value-type="string" table:style-name="ce1">
            <text:p>The University of Tokyo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</text:p>
          </table:table-cell>
          <table:table-cell office:value-type="string" table:style-name="ce1">
            <text:p>University of British Columbia</text:p>
          </table:table-cell>
          <table:table-cell office:value-type="string" table:style-name="ce1">
            <text:p>Canad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1</text:p>
          </table:table-cell>
          <table:table-cell office:value-type="string" table:style-name="ce1">
            <text:p>École Polytechnique Fédérale de Lausanne</text:p>
          </table:table-cell>
          <table:table-cell office:value-type="string" table:style-name="ce1">
            <text:p>Switzer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2</text:p>
          </table:table-cell>
          <table:table-cell office:value-type="string" table:style-name="ce1">
            <text:p>KU Leuven</text:p>
          </table:table-cell>
          <table:table-cell office:value-type="string" table:style-name="ce1">
            <text:p>Belgiu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3</text:p>
          </table:table-cell>
          <table:table-cell office:value-type="string" table:style-name="ce1">
            <text:p>Universität Heidelberg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4</text:p>
          </table:table-cell>
          <table:table-cell office:value-type="string" table:style-name="ce1">
            <text:p>Monash University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5</text:p>
          </table:table-cell>
          <table:table-cell office:value-type="string" table:style-name="ce1">
            <text:p>Chinese University of Hong Kong</text:p>
          </table:table-cell>
          <table:table-cell office:value-type="string" table:style-name="ce1">
            <text:p>Hong Kong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6</text:p>
          </table:table-cell>
          <table:table-cell office:value-type="string" table:style-name="ce1">
            <text:p>McGill University</text:p>
          </table:table-cell>
          <table:table-cell office:value-type="string" table:style-name="ce1">
            <text:p>Canad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7</text:p>
          </table:table-cell>
          <table:table-cell office:value-type="string" table:style-name="ce1">
            <text:p>Paris Sciences et Lettres – PSL Research University Paris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8</text:p>
          </table:table-cell>
          <table:table-cell office:value-type="string" table:style-name="ce1">
            <text:p>University of Illinois at Urbana-Champaign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9</text:p>
          </table:table-cell>
          <table:table-cell office:value-type="string" table:style-name="ce1">
            <text:p>Karolinska Institute</text:p>
          </table:table-cell>
          <table:table-cell office:value-type="string" table:style-name="ce1">
            <text:p>Swede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</text:p>
          </table:table-cell>
          <table:table-cell office:value-type="string" table:style-name="ce1">
            <text:p>University of Texas at Austin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1</text:p>
          </table:table-cell>
          <table:table-cell office:value-type="string" table:style-name="ce1">
            <text:p>Fudan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2</text:p>
          </table:table-cell>
          <table:table-cell office:value-type="string" table:style-name="ce1">
            <text:p>Shanghai Jiao Tong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3</text:p>
          </table:table-cell>
          <table:table-cell office:value-type="string" table:style-name="ce1">
            <text:p>The University of Queensland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4" table:formula="of:=54" table:style-name="ce1">
            <text:p>54</text:p>
          </table:table-cell>
          <table:table-cell office:value-type="string" table:style-name="ce1">
            <text:p>University of Manchester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4" table:formula="of:=54" table:style-name="ce1">
            <text:p>54</text:p>
          </table:table-cell>
          <table:table-cell office:value-type="string" table:style-name="ce1">
            <text:p>The University of Sydney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6</text:p>
          </table:table-cell>
          <table:table-cell office:value-type="string" table:style-name="ce1">
            <text:p>Seoul National University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7</text:p>
          </table:table-cell>
          <table:table-cell office:value-type="string" table:style-name="ce1">
            <text:p>Washington University in St Louis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8</text:p>
          </table:table-cell>
          <table:table-cell office:value-type="string" table:style-name="ce1">
            <text:p>The Hong Kong University of Science and Technology</text:p>
          </table:table-cell>
          <table:table-cell office:value-type="string" table:style-name="ce1">
            <text:p>Hong Kong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9</text:p>
          </table:table-cell>
          <table:table-cell office:value-type="string" table:style-name="ce1">
            <text:p>Wageningen University &amp; Research</text:p>
          </table:table-cell>
          <table:table-cell office:value-type="string" table:style-name="ce1">
            <text:p>Netherland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</text:p>
          </table:table-cell>
          <table:table-cell office:value-type="string" table:style-name="ce1">
            <text:p>University of Amsterdam</text:p>
          </table:table-cell>
          <table:table-cell office:value-type="string" table:style-name="ce1">
            <text:p>Netherland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1</text:p>
          </table:table-cell>
          <table:table-cell office:value-type="string" table:style-name="ce1">
            <text:p>Brown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2</text:p>
          </table:table-cell>
          <table:table-cell office:value-type="string" table:style-name="ce1">
            <text:p>Australian National University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3</text:p>
          </table:table-cell>
          <table:table-cell office:value-type="string" table:style-name="ce1">
            <text:p>University of California, Davis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4</text:p>
          </table:table-cell>
          <table:table-cell office:value-type="string" table:style-name="ce1">
            <text:p>University of California, Santa Barbara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5</text:p>
          </table:table-cell>
          <table:table-cell office:value-type="string" table:style-name="ce1">
            <text:p>University of Southern California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6</text:p>
          </table:table-cell>
          <table:table-cell office:value-type="string" table:style-name="ce1">
            <text:p>Utrecht University</text:p>
          </table:table-cell>
          <table:table-cell office:value-type="string" table:style-name="ce1">
            <text:p>Netherland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7</text:p>
          </table:table-cell>
          <table:table-cell office:value-type="string" table:style-name="ce1">
            <text:p>Zhejiang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8</text:p>
          </table:table-cell>
          <table:table-cell office:value-type="string" table:style-name="ce1">
            <text:p>Kyoto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9</text:p>
          </table:table-cell>
          <table:table-cell office:value-type="string" table:style-name="ce1">
            <text:p>University of North Carolina at Chapel Hill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70</text:p>
          </table:table-cell>
          <table:table-cell office:value-type="string" table:style-name="ce1">
            <text:p>Delft University of Technology</text:p>
          </table:table-cell>
          <table:table-cell office:value-type="string" table:style-name="ce1">
            <text:p>Netherland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1" table:formula="of:=71" table:style-name="ce1">
            <text:p>71</text:p>
          </table:table-cell>
          <table:table-cell office:value-type="string" table:style-name="ce1">
            <text:p>Boston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1" table:formula="of:=71" table:style-name="ce1">
            <text:p>71</text:p>
          </table:table-cell>
          <table:table-cell office:value-type="string" table:style-name="ce1">
            <text:p>UNSW Sydney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73</text:p>
          </table:table-cell>
          <table:table-cell office:value-type="string" table:style-name="ce1">
            <text:p>Charité - Universitätsmedizin Berlin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74</text:p>
          </table:table-cell>
          <table:table-cell office:value-type="string" table:style-name="ce1">
            <text:p>University of Science and Technology of China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75</text:p>
          </table:table-cell>
          <table:table-cell office:value-type="string" table:style-name="ce1">
            <text:p>University of Groningen</text:p>
          </table:table-cell>
          <table:table-cell office:value-type="string" table:style-name="ce1">
            <text:p>Netherland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76</text:p>
          </table:table-cell>
          <table:table-cell office:value-type="string" table:style-name="ce1">
            <text:p>University of Bristol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77</text:p>
          </table:table-cell>
          <table:table-cell office:value-type="string" table:style-name="ce1">
            <text:p>Leiden University</text:p>
          </table:table-cell>
          <table:table-cell office:value-type="string" table:style-name="ce1">
            <text:p>Netherland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78</text:p>
          </table:table-cell>
          <table:table-cell office:value-type="string" table:style-name="ce1">
            <text:p>Yonsei University (Seoul campus)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79</text:p>
          </table:table-cell>
          <table:table-cell office:value-type="string" table:style-name="ce1">
            <text:p>Hong Kong Polytechnic University</text:p>
          </table:table-cell>
          <table:table-cell office:value-type="string" table:style-name="ce1">
            <text:p>Hong Kong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</text:p>
          </table:table-cell>
          <table:table-cell office:value-type="string" table:style-name="ce1">
            <text:p>Erasmus University Rotterdam</text:p>
          </table:table-cell>
          <table:table-cell office:value-type="string" table:style-name="ce1">
            <text:p>Netherland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1</text:p>
          </table:table-cell>
          <table:table-cell office:value-type="string" table:style-name="ce1">
            <text:p>University of Wisconsin-Madison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2" table:formula="of:=82" table:style-name="ce1">
            <text:p>82</text:p>
          </table:table-cell>
          <table:table-cell office:value-type="string" table:style-name="ce1">
            <text:p>Emory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2" table:formula="of:=82" table:style-name="ce1">
            <text:p>82</text:p>
          </table:table-cell>
          <table:table-cell office:value-type="string" table:style-name="ce1">
            <text:p>University of Glasgow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2" table:formula="of:=82" table:style-name="ce1">
            <text:p>82</text:p>
          </table:table-cell>
          <table:table-cell office:value-type="string" table:style-name="ce1">
            <text:p>University of Zurich</text:p>
          </table:table-cell>
          <table:table-cell office:value-type="string" table:style-name="ce1">
            <text:p>Switzer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5</text:p>
          </table:table-cell>
          <table:table-cell office:value-type="string" table:style-name="ce1">
            <text:p>McMaster University</text:p>
          </table:table-cell>
          <table:table-cell office:value-type="string" table:style-name="ce1">
            <text:p>Canad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6" table:formula="of:=86" table:style-name="ce1">
            <text:p>86</text:p>
          </table:table-cell>
          <table:table-cell office:value-type="string" table:style-name="ce1">
            <text:p>Humboldt University of Berlin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6" table:formula="of:=86" table:style-name="ce1">
            <text:p>86</text:p>
          </table:table-cell>
          <table:table-cell office:value-type="string" table:style-name="ce1">
            <text:p>University of Tübingen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8</text:p>
          </table:table-cell>
          <table:table-cell office:value-type="string" table:style-name="ce1">
            <text:p>University of Adelaide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9</text:p>
          </table:table-cell>
          <table:table-cell office:value-type="string" table:style-name="ce1">
            <text:p>University of Bonn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90</text:p>
          </table:table-cell>
          <table:table-cell office:value-type="string" table:style-name="ce1">
            <text:p>Sorbonne University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91" table:formula="of:=91" table:style-name="ce1">
            <text:p>91</text:p>
          </table:table-cell>
          <table:table-cell office:value-type="string" table:style-name="ce1">
            <text:p>Free University of Berlin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91" table:formula="of:=91" table:style-name="ce1">
            <text:p>91</text:p>
          </table:table-cell>
          <table:table-cell office:value-type="string" table:style-name="ce1">
            <text:p>Korea Advanced Institute of Science and Technology (KAIST)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93</text:p>
          </table:table-cell>
          <table:table-cell office:value-type="string" table:style-name="ce1">
            <text:p>Université Paris-Saclay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94</text:p>
          </table:table-cell>
          <table:table-cell office:value-type="string" table:style-name="ce1">
            <text:p>University of Bern</text:p>
          </table:table-cell>
          <table:table-cell office:value-type="string" table:style-name="ce1">
            <text:p>Switzerland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95" table:formula="of:=95" table:style-name="ce1">
            <text:p>95</text:p>
          </table:table-cell>
          <table:table-cell office:value-type="string" table:style-name="ce1">
            <text:p>University of California, Irvine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95" table:formula="of:=95" table:style-name="ce1">
            <text:p>95</text:p>
          </table:table-cell>
          <table:table-cell office:value-type="string" table:style-name="ce1">
            <text:p>Institut Polytechnique de Paris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95" table:formula="of:=95" table:style-name="ce1">
            <text:p>95</text:p>
          </table:table-cell>
          <table:table-cell office:value-type="string" table:style-name="ce1">
            <text:p>Nanjing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98</text:p>
          </table:table-cell>
          <table:table-cell office:value-type="string" table:style-name="ce1">
            <text:p>Vanderbilt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99" table:formula="of:=99" table:style-name="ce1">
            <text:p>99</text:p>
          </table:table-cell>
          <table:table-cell office:value-type="string" table:style-name="ce1">
            <text:p>City University of Hong Kong</text:p>
          </table:table-cell>
          <table:table-cell office:value-type="string" table:style-name="ce1">
            <text:p>Hong Kon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99" table:formula="of:=99" table:style-name="ce1">
            <text:p>99</text:p>
          </table:table-cell>
          <table:table-cell office:value-type="string" table:style-name="ce1">
            <text:p>RWTH Aachen University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1" table:formula="of:=101" table:style-name="ce1">
            <text:p>101</text:p>
          </table:table-cell>
          <table:table-cell office:value-type="string" table:style-name="ce1">
            <text:p>University of Basel</text:p>
          </table:table-cell>
          <table:table-cell office:value-type="string" table:style-name="ce1">
            <text:p>Switzerland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1" table:formula="of:=101" table:style-name="ce1">
            <text:p>101</text:p>
          </table:table-cell>
          <table:table-cell office:value-type="string" table:style-name="ce1">
            <text:p>King Abdulaziz University</text:p>
          </table:table-cell>
          <table:table-cell office:value-type="string" table:style-name="ce1">
            <text:p>Saudi Arabi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1" table:formula="of:=101" table:style-name="ce1">
            <text:p>101</text:p>
          </table:table-cell>
          <table:table-cell office:value-type="string" table:style-name="ce1">
            <text:p>University of Minnesota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4" table:formula="of:=104" table:style-name="ce1">
            <text:p>104</text:p>
          </table:table-cell>
          <table:table-cell office:value-type="string" table:style-name="ce1">
            <text:p>University of Maryland, College Park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4" table:formula="of:=104" table:style-name="ce1">
            <text:p>104</text:p>
          </table:table-cell>
          <table:table-cell office:value-type="string" table:style-name="ce1">
            <text:p>University of Warwick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6</text:p>
          </table:table-cell>
          <table:table-cell office:value-type="string" table:style-name="ce1">
            <text:p>Michigan State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7</text:p>
          </table:table-cell>
          <table:table-cell office:value-type="string" table:style-name="ce1">
            <text:p>Ghent University</text:p>
          </table:table-cell>
          <table:table-cell office:value-type="string" table:style-name="ce1">
            <text:p>Belgiu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8" table:formula="of:=108" table:style-name="ce1">
            <text:p>108</text:p>
          </table:table-cell>
          <table:table-cell office:value-type="string" table:style-name="ce1">
            <text:p>University of Birmingham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8" table:formula="of:=108" table:style-name="ce1">
            <text:p>108</text:p>
          </table:table-cell>
          <table:table-cell office:value-type="string" table:style-name="ce1">
            <text:p>University of Southampton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10</text:p>
          </table:table-cell>
          <table:table-cell office:value-type="string" table:style-name="ce1">
            <text:p>University of Helsinki</text:p>
          </table:table-cell>
          <table:table-cell office:value-type="string" table:style-name="ce1">
            <text:p>Fin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11</text:p>
          </table:table-cell>
          <table:table-cell office:value-type="string" table:style-name="ce1">
            <text:p>University of Montreal</text:p>
          </table:table-cell>
          <table:table-cell office:value-type="string" table:style-name="ce1">
            <text:p>Canad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12</text:p>
          </table:table-cell>
          <table:table-cell office:value-type="string" table:style-name="ce1">
            <text:p>Ohio State University (Main campus)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13</text:p>
          </table:table-cell>
          <table:table-cell office:value-type="string" table:style-name="ce1">
            <text:p>University of Freiburg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4" table:formula="of:=114" table:style-name="ce1">
            <text:p>114</text:p>
          </table:table-cell>
          <table:table-cell office:value-type="string" table:style-name="ce1">
            <text:p>University of Copenhagen</text:p>
          </table:table-cell>
          <table:table-cell office:value-type="string" table:style-name="ce1">
            <text:p>Denmar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4" table:formula="of:=114" table:style-name="ce1">
            <text:p>114</text:p>
          </table:table-cell>
          <table:table-cell office:value-type="string" table:style-name="ce1">
            <text:p>Université Paris Cité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4" table:formula="of:=114" table:style-name="ce1">
            <text:p>114</text:p>
          </table:table-cell>
          <table:table-cell office:value-type="string" table:style-name="ce1">
            <text:p>University of Sheffield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17</text:p>
          </table:table-cell>
          <table:table-cell office:value-type="string" table:style-name="ce1">
            <text:p>Aarhus University</text:p>
          </table:table-cell>
          <table:table-cell office:value-type="string" table:style-name="ce1">
            <text:p>Denmark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18</text:p>
          </table:table-cell>
          <table:table-cell office:value-type="string" table:style-name="ce1">
            <text:p>University of Alberta</text:p>
          </table:table-cell>
          <table:table-cell office:value-type="string" table:style-name="ce1">
            <text:p>Canad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9" table:formula="of:=119" table:style-name="ce1">
            <text:p>119</text:p>
          </table:table-cell>
          <table:table-cell office:value-type="string" table:style-name="ce1">
            <text:p>University of Göttingen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9" table:formula="of:=119" table:style-name="ce1">
            <text:p>119</text:p>
          </table:table-cell>
          <table:table-cell office:value-type="string" table:style-name="ce1">
            <text:p>Lund University</text:p>
          </table:table-cell>
          <table:table-cell office:value-type="string" table:style-name="ce1">
            <text:p>Swede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1</text:p>
          </table:table-cell>
          <table:table-cell office:value-type="string" table:style-name="ce1">
            <text:p>Vrije Universiteit Amsterdam</text:p>
          </table:table-cell>
          <table:table-cell office:value-type="string" table:style-name="ce1">
            <text:p>Netherland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2</text:p>
          </table:table-cell>
          <table:table-cell office:value-type="string" table:style-name="ce1">
            <text:p>Lancaster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3</text:p>
          </table:table-cell>
          <table:table-cell office:value-type="string" table:style-name="ce1">
            <text:p>Dartmouth College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4" table:formula="of:=124" table:style-name="ce1">
            <text:p>124</text:p>
          </table:table-cell>
          <table:table-cell office:value-type="string" table:style-name="ce1">
            <text:p>Queen Mary University of London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4" table:formula="of:=124" table:style-name="ce1">
            <text:p>124</text:p>
          </table:table-cell>
          <table:table-cell office:value-type="string" table:style-name="ce1">
            <text:p>University of Vienna</text:p>
          </table:table-cell>
          <table:table-cell office:value-type="string" table:style-name="ce1">
            <text:p>Aust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6</text:p>
          </table:table-cell>
          <table:table-cell office:value-type="string" table:style-name="ce1">
            <text:p>University of Oslo</text:p>
          </table:table-cell>
          <table:table-cell office:value-type="string" table:style-name="ce1">
            <text:p>Norwa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7</text:p>
          </table:table-cell>
          <table:table-cell office:value-type="string" table:style-name="ce1">
            <text:p>Purdue University West Lafayette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8" table:formula="of:=128" table:style-name="ce1">
            <text:p>128</text:p>
          </table:table-cell>
          <table:table-cell office:value-type="string" table:style-name="ce1">
            <text:p>University of Hamburg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8" table:formula="of:=128" table:style-name="ce1">
            <text:p>128</text:p>
          </table:table-cell>
          <table:table-cell office:value-type="string" table:style-name="ce1">
            <text:p>University of Leeds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30</text:p>
          </table:table-cell>
          <table:table-cell office:value-type="string" table:style-name="ce1">
            <text:p>University of Nottingham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1" table:formula="of:=131" table:style-name="ce1">
            <text:p>131</text:p>
          </table:table-cell>
          <table:table-cell office:value-type="string" table:style-name="ce1">
            <text:p>University of Antwerp</text:p>
          </table:table-cell>
          <table:table-cell office:value-type="string" table:style-name="ce1">
            <text:p>Belgiu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1" table:formula="of:=131" table:style-name="ce1">
            <text:p>131</text:p>
          </table:table-cell>
          <table:table-cell office:value-type="string" table:style-name="ce1">
            <text:p>The University of Western Australia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33</text:p>
          </table:table-cell>
          <table:table-cell office:value-type="string" table:style-name="ce1">
            <text:p>University of Technology Sydney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34</text:p>
          </table:table-cell>
          <table:table-cell office:value-type="string" table:style-name="ce1">
            <text:p>Case Western Reserve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35</text:p>
          </table:table-cell>
          <table:table-cell office:value-type="string" table:style-name="ce1">
            <text:p>University of Lausanne</text:p>
          </table:table-cell>
          <table:table-cell office:value-type="string" table:style-name="ce1">
            <text:p>Switzer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36</text:p>
          </table:table-cell>
          <table:table-cell office:value-type="string" table:style-name="ce1">
            <text:p>Georgetown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7" table:formula="of:=137" table:style-name="ce1">
            <text:p>137</text:p>
          </table:table-cell>
          <table:table-cell office:value-type="string" table:style-name="ce1">
            <text:p>University of Exeter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7" table:formula="of:=137" table:style-name="ce1">
            <text:p>137</text:p>
          </table:table-cell>
          <table:table-cell office:value-type="string" table:style-name="ce1">
            <text:p>University of Ottawa</text:p>
          </table:table-cell>
          <table:table-cell office:value-type="string" table:style-name="ce1">
            <text:p>Canad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9" table:formula="of:=139" table:style-name="ce1">
            <text:p>139</text:p>
          </table:table-cell>
          <table:table-cell office:value-type="string" table:style-name="ce1">
            <text:p>University of Auckland</text:p>
          </table:table-cell>
          <table:table-cell office:value-type="string" table:style-name="ce1">
            <text:p>New Zealand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9" table:formula="of:=139" table:style-name="ce1">
            <text:p>139</text:p>
          </table:table-cell>
          <table:table-cell office:value-type="string" table:style-name="ce1">
            <text:p>Newcastle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9" table:formula="of:=139" table:style-name="ce1">
            <text:p>139</text:p>
          </table:table-cell>
          <table:table-cell office:value-type="string" table:style-name="ce1">
            <text:p>Radboud University Nijmegen</text:p>
          </table:table-cell>
          <table:table-cell office:value-type="string" table:style-name="ce1">
            <text:p>Netherland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9" table:formula="of:=139" table:style-name="ce1">
            <text:p>139</text:p>
          </table:table-cell>
          <table:table-cell office:value-type="string" table:style-name="ce1">
            <text:p>University of Würzburg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9" table:formula="of:=139" table:style-name="ce1">
            <text:p>139</text:p>
          </table:table-cell>
          <table:table-cell office:value-type="string" table:style-name="ce1">
            <text:p>University of York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44</text:p>
          </table:table-cell>
          <table:table-cell office:value-type="string" table:style-name="ce1">
            <text:p>University of Pittsburgh-Pittsburgh campus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45</text:p>
          </table:table-cell>
          <table:table-cell office:value-type="string" table:style-name="ce1">
            <text:p>Maastricht University</text:p>
          </table:table-cell>
          <table:table-cell office:value-type="string" table:style-name="ce1">
            <text:p>Netherland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46</text:p>
          </table:table-cell>
          <table:table-cell office:value-type="string" table:style-name="ce1">
            <text:p>University of Cologne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47</text:p>
          </table:table-cell>
          <table:table-cell office:value-type="string" table:style-name="ce1">
            <text:p>Rice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8" table:formula="of:=148" table:style-name="ce1">
            <text:p>148</text:p>
          </table:table-cell>
          <table:table-cell office:value-type="string" table:style-name="ce1">
            <text:p>University of Colorado Boulder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8" table:formula="of:=148" table:style-name="ce1">
            <text:p>148</text:p>
          </table:table-cell>
          <table:table-cell office:value-type="string" table:style-name="ce1">
            <text:p>Ulm University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8" table:formula="of:=148" table:style-name="ce1">
            <text:p>148</text:p>
          </table:table-cell>
          <table:table-cell office:value-type="string" table:style-name="ce1">
            <text:p>Uppsala University</text:p>
          </table:table-cell>
          <table:table-cell office:value-type="string" table:style-name="ce1">
            <text:p>Swede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1" table:formula="of:=151" table:style-name="ce1">
            <text:p>151</text:p>
          </table:table-cell>
          <table:table-cell office:value-type="string" table:style-name="ce1">
            <text:p>University of Florida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1" table:formula="of:=151" table:style-name="ce1">
            <text:p>151</text:p>
          </table:table-cell>
          <table:table-cell office:value-type="string" table:style-name="ce1">
            <text:p>Penn State (Main campus)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1" table:formula="of:=151" table:style-name="ce1">
            <text:p>151</text:p>
          </table:table-cell>
          <table:table-cell office:value-type="string" table:style-name="ce1">
            <text:p>Tufts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4</text:p>
          </table:table-cell>
          <table:table-cell office:value-type="string" table:style-name="ce1">
            <text:p>University of Rochester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5</text:p>
          </table:table-cell>
          <table:table-cell office:value-type="string" table:style-name="ce1">
            <text:p>KTH Royal Institute of Technology</text:p>
          </table:table-cell>
          <table:table-cell office:value-type="string" table:style-name="ce1">
            <text:p>Swede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6" table:formula="of:=156" table:style-name="ce1">
            <text:p>156</text:p>
          </table:table-cell>
          <table:table-cell office:value-type="string" table:style-name="ce1">
            <text:p>Arizona State University (Tempe)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6" table:formula="of:=156" table:style-name="ce1">
            <text:p>156</text:p>
          </table:table-cell>
          <table:table-cell office:value-type="string" table:style-name="ce1">
            <text:p>Technical University of Berlin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6" table:formula="of:=156" table:style-name="ce1">
            <text:p>156</text:p>
          </table:table-cell>
          <table:table-cell office:value-type="string" table:style-name="ce1">
            <text:p>TU Dresden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6" table:formula="of:=156" table:style-name="ce1">
            <text:p>156</text:p>
          </table:table-cell>
          <table:table-cell office:value-type="string" table:style-name="ce1">
            <text:p>University of Virginia (Main campus)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60</text:p>
          </table:table-cell>
          <table:table-cell office:value-type="string" table:style-name="ce1">
            <text:p>University of Cape Town</text:p>
          </table:table-cell>
          <table:table-cell office:value-type="string" table:style-name="ce1">
            <text:p>South Afric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1" table:formula="of:=161" table:style-name="ce1">
            <text:p>161</text:p>
          </table:table-cell>
          <table:table-cell office:value-type="string" table:style-name="ce1">
            <text:p>University of Bologna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1" table:formula="of:=161" table:style-name="ce1">
            <text:p>161</text:p>
          </table:table-cell>
          <table:table-cell office:value-type="string" table:style-name="ce1">
            <text:p>Trinity College Dublin</text:p>
          </table:table-cell>
          <table:table-cell office:value-type="string" table:style-name="ce1">
            <text:p>Ireland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3" table:formula="of:=163" table:style-name="ce1">
            <text:p>163</text:p>
          </table:table-cell>
          <table:table-cell office:value-type="string" table:style-name="ce1">
            <text:p>University of Leicester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3" table:formula="of:=163" table:style-name="ce1">
            <text:p>163</text:p>
          </table:table-cell>
          <table:table-cell office:value-type="string" table:style-name="ce1">
            <text:p>Lomonosov Moscow State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3" table:formula="of:=163" table:style-name="ce1">
            <text:p>163</text:p>
          </table:table-cell>
          <table:table-cell office:value-type="string" table:style-name="ce1">
            <text:p>Pohang University of Science and Technology (POSTECH)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6" table:formula="of:=166" table:style-name="ce1">
            <text:p>166</text:p>
          </table:table-cell>
          <table:table-cell office:value-type="string" table:style-name="ce1">
            <text:p>Southern University of Science and Technology (SUSTech)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6" table:formula="of:=166" table:style-name="ce1">
            <text:p>166</text:p>
          </table:table-cell>
          <table:table-cell office:value-type="string" table:style-name="ce1">
            <text:p>Technical University of Denmark</text:p>
          </table:table-cell>
          <table:table-cell office:value-type="string" table:style-name="ce1">
            <text:p>Denmark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8" table:formula="of:=168" table:style-name="ce1">
            <text:p>168</text:p>
          </table:table-cell>
          <table:table-cell office:value-type="string" table:style-name="ce1">
            <text:p>Medical University of Graz</text:p>
          </table:table-cell>
          <table:table-cell office:value-type="string" table:style-name="ce1">
            <text:p>Austri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8" table:formula="of:=168" table:style-name="ce1">
            <text:p>168</text:p>
          </table:table-cell>
          <table:table-cell office:value-type="string" table:style-name="ce1">
            <text:p>Northeastern University, US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" table:formula="of:=170" table:style-name="ce1">
            <text:p>170</text:p>
          </table:table-cell>
          <table:table-cell office:value-type="string" table:style-name="ce1">
            <text:p>Indiana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" table:formula="of:=170" table:style-name="ce1">
            <text:p>170</text:p>
          </table:table-cell>
          <table:table-cell office:value-type="string" table:style-name="ce1">
            <text:p>Université Catholique de Louvain</text:p>
          </table:table-cell>
          <table:table-cell office:value-type="string" table:style-name="ce1">
            <text:p>Belgiu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" table:formula="of:=170" table:style-name="ce1">
            <text:p>170</text:p>
          </table:table-cell>
          <table:table-cell office:value-type="string" table:style-name="ce1">
            <text:p>Sungkyunkwan University (SKKU)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73</text:p>
          </table:table-cell>
          <table:table-cell office:value-type="string" table:style-name="ce1">
            <text:p>Wuhan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74</text:p>
          </table:table-cell>
          <table:table-cell office:value-type="string" table:style-name="ce1">
            <text:p>Ulsan National Institute of Science and Technology (UNIST)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75</text:p>
          </table:table-cell>
          <table:table-cell office:value-type="string" table:style-name="ce1">
            <text:p>Macquarie University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6" table:formula="of:=176" table:style-name="ce1">
            <text:p>176</text:p>
          </table:table-cell>
          <table:table-cell office:value-type="string" table:style-name="ce1">
            <text:p>Huazhong University of Science and Technolog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6" table:formula="of:=176" table:style-name="ce1">
            <text:p>176</text:p>
          </table:table-cell>
          <table:table-cell office:value-type="string" table:style-name="ce1">
            <text:p>University of Liverpool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6" table:formula="of:=176" table:style-name="ce1">
            <text:p>176</text:p>
          </table:table-cell>
          <table:table-cell office:value-type="string" table:style-name="ce1">
            <text:p>Stockholm University</text:p>
          </table:table-cell>
          <table:table-cell office:value-type="string" table:style-name="ce1">
            <text:p>Swede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79</text:p>
          </table:table-cell>
          <table:table-cell office:value-type="string" table:style-name="ce1">
            <text:p>University of Mannheim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80</text:p>
          </table:table-cell>
          <table:table-cell office:value-type="string" table:style-name="ce1">
            <text:p>University of Arizona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81</text:p>
          </table:table-cell>
          <table:table-cell office:value-type="string" table:style-name="ce1">
            <text:p>Texas A&amp;M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82</text:p>
          </table:table-cell>
          <table:table-cell office:value-type="string" table:style-name="ce1">
            <text:p>University of Barcelona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3" table:formula="of:=183" table:style-name="ce1">
            <text:p>183</text:p>
          </table:table-cell>
          <table:table-cell office:value-type="string" table:style-name="ce1">
            <text:p>Autonomous University of Barcelona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3" table:formula="of:=183" table:style-name="ce1">
            <text:p>183</text:p>
          </table:table-cell>
          <table:table-cell office:value-type="string" table:style-name="ce1">
            <text:p>Scuola Normale Superiore di Pisa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85</text:p>
          </table:table-cell>
          <table:table-cell office:value-type="string" table:style-name="ce1">
            <text:p>University of Münster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86</text:p>
          </table:table-cell>
          <table:table-cell office:value-type="string" table:style-name="ce1">
            <text:p>Pompeu Fabra University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7" table:formula="of:=187" table:style-name="ce1">
            <text:p>187</text:p>
          </table:table-cell>
          <table:table-cell office:value-type="string" table:style-name="ce1">
            <text:p>Cardiff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7" table:formula="of:=187" table:style-name="ce1">
            <text:p>187</text:p>
          </table:table-cell>
          <table:table-cell office:value-type="string" table:style-name="ce1">
            <text:p>National Taiwan University (NTU)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9" table:formula="of:=189" table:style-name="ce1">
            <text:p>189</text:p>
          </table:table-cell>
          <table:table-cell office:value-type="string" table:style-name="ce1">
            <text:p>Friedrich Schiller University Jena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9" table:formula="of:=189" table:style-name="ce1">
            <text:p>189</text:p>
          </table:table-cell>
          <table:table-cell office:value-type="string" table:style-name="ce1">
            <text:p>Karlsruhe Institute of Technology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91</text:p>
          </table:table-cell>
          <table:table-cell office:value-type="string" table:style-name="ce1">
            <text:p>University of Massachusetts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2" table:formula="of:=192" table:style-name="ce1">
            <text:p>192</text:p>
          </table:table-cell>
          <table:table-cell office:value-type="string" table:style-name="ce1">
            <text:p>University of Aberdeen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2" table:formula="of:=192" table:style-name="ce1">
            <text:p>192</text:p>
          </table:table-cell>
          <table:table-cell office:value-type="string" table:style-name="ce1">
            <text:p>University of California, Santa Cruz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4" table:formula="of:=194" table:style-name="ce1">
            <text:p>194</text:p>
          </table:table-cell>
          <table:table-cell office:value-type="string" table:style-name="ce1">
            <text:p>Medical University of Vienna</text:p>
          </table:table-cell>
          <table:table-cell office:value-type="string" table:style-name="ce1">
            <text:p>Austri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4" table:formula="of:=194" table:style-name="ce1">
            <text:p>194</text:p>
          </table:table-cell>
          <table:table-cell office:value-type="string" table:style-name="ce1">
            <text:p>University of Miami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6" table:formula="of:=196" table:style-name="ce1">
            <text:p>196</text:p>
          </table:table-cell>
          <table:table-cell office:value-type="string" table:style-name="ce1">
            <text:p>University of Erlangen-Nuremberg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6" table:formula="of:=196" table:style-name="ce1">
            <text:p>196</text:p>
          </table:table-cell>
          <table:table-cell office:value-type="string" table:style-name="ce1">
            <text:p>Sichuan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8" table:formula="of:=198" table:style-name="ce1">
            <text:p>198</text:p>
          </table:table-cell>
          <table:table-cell office:value-type="string" table:style-name="ce1">
            <text:p>Durham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8" table:formula="of:=198" table:style-name="ce1">
            <text:p>198</text:p>
          </table:table-cell>
          <table:table-cell office:value-type="string" table:style-name="ce1">
            <text:p>Queen’s University Belfast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8" table:formula="of:=198" table:style-name="ce1">
            <text:p>198</text:p>
          </table:table-cell>
          <table:table-cell office:value-type="string" table:style-name="ce1">
            <text:p>University of Reading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Aalto University</text:p>
          </table:table-cell>
          <table:table-cell office:value-type="string" table:style-name="ce1">
            <text:p>Fin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University of Bergen</text:p>
          </table:table-cell>
          <table:table-cell office:value-type="string" table:style-name="ce1">
            <text:p>Norwa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Bielefeld University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University of Calgary</text:p>
          </table:table-cell>
          <table:table-cell office:value-type="string" table:style-name="ce1">
            <text:p>Canad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Curtin University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University of Dundee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University of East Anglia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Eindhoven University of Technology</text:p>
          </table:table-cell>
          <table:table-cell office:value-type="string" table:style-name="ce1">
            <text:p>Netherland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University of Geneva</text:p>
          </table:table-cell>
          <table:table-cell office:value-type="string" table:style-name="ce1">
            <text:p>Switzer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George Washington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University of Gothenburg</text:p>
          </table:table-cell>
          <table:table-cell office:value-type="string" table:style-name="ce1">
            <text:p>Swede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University of Hohenheim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Humanitas University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King Fahd University of Petroleum and Minerals</text:p>
          </table:table-cell>
          <table:table-cell office:value-type="string" table:style-name="ce1">
            <text:p>Saudi Ara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University of Konstanz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Korea University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Université Libre de Bruxelles</text:p>
          </table:table-cell>
          <table:table-cell office:value-type="string" table:style-name="ce1">
            <text:p>Belgiu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University of Luxembourg</text:p>
          </table:table-cell>
          <table:table-cell office:value-type="string" table:style-name="ce1">
            <text:p>Luxembourg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University of Macau</text:p>
          </table:table-cell>
          <table:table-cell office:value-type="string" table:style-name="ce1">
            <text:p>Maca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Macau University of Science and Technology</text:p>
          </table:table-cell>
          <table:table-cell office:value-type="string" table:style-name="ce1">
            <text:p>Maca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Medical University of Innsbruck</text:p>
          </table:table-cell>
          <table:table-cell office:value-type="string" table:style-name="ce1">
            <text:p>Aust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Moscow Institute of Physics and Technology (MIPT)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University of Newcastle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University of Notre Dame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University of Padua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University of Potsdam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Qatar University</text:p>
          </table:table-cell>
          <table:table-cell office:value-type="string" table:style-name="ce1">
            <text:p>Qata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Queensland University of Technology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RCSI University of Medicine and Health Sciences</text:p>
          </table:table-cell>
          <table:table-cell office:value-type="string" table:style-name="ce1">
            <text:p>Ire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Rutgers University – New Brunswick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St George’s, University of London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Sant’Anna School of Advanced Studies – Pisa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University of São Paulo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Sapienza University of Rome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Semmelweis University</text:p>
          </table:table-cell>
          <table:table-cell office:value-type="string" table:style-name="ce1">
            <text:p>Hungar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University of South Florida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University of St Andrews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University of Surre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University of Sussex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Università della Svizzera italiana</text:p>
          </table:table-cell>
          <table:table-cell office:value-type="string" table:style-name="ce1">
            <text:p>Switzer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University of Tartu</text:p>
          </table:table-cell>
          <table:table-cell office:value-type="string" table:style-name="ce1">
            <text:p>Esto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Tel Aviv University</text:p>
          </table:table-cell>
          <table:table-cell office:value-type="string" table:style-name="ce1">
            <text:p>Israe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Tohoku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University College Dublin</text:p>
          </table:table-cell>
          <table:table-cell office:value-type="string" table:style-name="ce1">
            <text:p>Ire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Vita-Salute San Raffaele University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Vrije Universiteit Brussel</text:p>
          </table:table-cell>
          <table:table-cell office:value-type="string" table:style-name="ce1">
            <text:p>Belgiu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University of Waterloo</text:p>
          </table:table-cell>
          <table:table-cell office:value-type="string" table:style-name="ce1">
            <text:p>Canad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Western University</text:p>
          </table:table-cell>
          <table:table-cell office:value-type="string" table:style-name="ce1">
            <text:p>Canad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Western Sydney University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01–250</text:p>
          </table:table-cell>
          <table:table-cell office:value-type="string" table:style-name="ce1">
            <text:p>University of Wollongong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Aalborg University</text:p>
          </table:table-cell>
          <table:table-cell office:value-type="string" table:style-name="ce1">
            <text:p>Denmark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Auckland University of Technology</text:p>
          </table:table-cell>
          <table:table-cell office:value-type="string" table:style-name="ce1">
            <text:p>New Zea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Australian Catholic University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University of Bath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Beijing Normal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Bond University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Boston College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Bournemouth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Brighton and Sussex Medical School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University of California, Riverside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University of Canberra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Chalmers University of Technology</text:p>
          </table:table-cell>
          <table:table-cell office:value-type="string" table:style-name="ce1">
            <text:p>Swede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China Medical University, Taiwan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Copenhagen Business School</text:p>
          </table:table-cell>
          <table:table-cell office:value-type="string" table:style-name="ce1">
            <text:p>Denmark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Deakin University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University of Duisburg-Essen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Heinrich Heine University Düsseldorf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École des Ponts ParisTech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Goethe University Frankfurt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Griffith University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University of Hawai’i at Mānoa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Hebrew University of Jerusalem</text:p>
          </table:table-cell>
          <table:table-cell office:value-type="string" table:style-name="ce1">
            <text:p>Israe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University of Illinois Chicago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Indian Institute of Science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Johannes Gutenberg University of Mainz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University of Kiel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King Saud University</text:p>
          </table:table-cell>
          <table:table-cell office:value-type="string" table:style-name="ce1">
            <text:p>Saudi Ara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Kyung Hee University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La Trobe University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Université Laval</text:p>
          </table:table-cell>
          <table:table-cell office:value-type="string" table:style-name="ce1">
            <text:p>Canad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Linköping University</text:p>
          </table:table-cell>
          <table:table-cell office:value-type="string" table:style-name="ce1">
            <text:p>Swede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University of Navarra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Oregon Health and Science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Osaka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University of Pavia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Queen’s University</text:p>
          </table:table-cell>
          <table:table-cell office:value-type="string" table:style-name="ce1">
            <text:p>Canad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Ruhr University Bochum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Sejong University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University of Sharjah</text:p>
          </table:table-cell>
          <table:table-cell office:value-type="string" table:style-name="ce1">
            <text:p>United Arab Emir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Simon Fraser University</text:p>
          </table:table-cell>
          <table:table-cell office:value-type="string" table:style-name="ce1">
            <text:p>Canad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University of Southern Denmark</text:p>
          </table:table-cell>
          <table:table-cell office:value-type="string" table:style-name="ce1">
            <text:p>Denmark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Stellenbosch University</text:p>
          </table:table-cell>
          <table:table-cell office:value-type="string" table:style-name="ce1">
            <text:p>South Afric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Sun Yat-sen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Swansea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Tilburg University</text:p>
          </table:table-cell>
          <table:table-cell office:value-type="string" table:style-name="ce1">
            <text:p>Netherland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Tongji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University of Twente</text:p>
          </table:table-cell>
          <table:table-cell office:value-type="string" table:style-name="ce1">
            <text:p>Netherland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United Arab Emirates University</text:p>
          </table:table-cell>
          <table:table-cell office:value-type="string" table:style-name="ce1">
            <text:p>United Arab Emir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University of Utah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Virginia Polytechnic Institute and State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251–300</text:p>
          </table:table-cell>
          <table:table-cell office:value-type="string" table:style-name="ce1">
            <text:p>University of the Witwatersrand</text:p>
          </table:table-cell>
          <table:table-cell office:value-type="string" table:style-name="ce1">
            <text:p>South Afric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Abu Dhabi University</text:p>
          </table:table-cell>
          <table:table-cell office:value-type="string" table:style-name="ce1">
            <text:p>United Arab Emir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Aix-Marseille University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Alfaisal University</text:p>
          </table:table-cell>
          <table:table-cell office:value-type="string" table:style-name="ce1">
            <text:p>Saudi Ara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Anglia Ruskin University (ARU)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Autonomous University of Madrid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University of Bordeaux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Brandeis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Universiti Brunei Darussalam</text:p>
          </table:table-cell>
          <table:table-cell office:value-type="string" table:style-name="ce1">
            <text:p>Brunei Darussala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University at Buffalo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University of California, Merced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University of Colorado Denver/Anschutz Medical Campus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Dalhousie University</text:p>
          </table:table-cell>
          <table:table-cell office:value-type="string" table:style-name="ce1">
            <text:p>Canad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Drexel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École Normale Supérieure de Lyon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University of Essex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Flinders University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Florida State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University of Galway</text:p>
          </table:table-cell>
          <table:table-cell office:value-type="string" table:style-name="ce1">
            <text:p>Ire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George Mason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Hasselt University</text:p>
          </table:table-cell>
          <table:table-cell office:value-type="string" table:style-name="ce1">
            <text:p>Belgiu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University of Iowa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Lappeenranta-Lahti University of Technology LUT</text:p>
          </table:table-cell>
          <table:table-cell office:value-type="string" table:style-name="ce1">
            <text:p>Fin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University of Milan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University of Milan-Bicocca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Montpellier University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Nagoya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Nankai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University of Otago</text:p>
          </table:table-cell>
          <table:table-cell office:value-type="string" table:style-name="ce1">
            <text:p>New Zea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University of Oulu</text:p>
          </table:table-cell>
          <table:table-cell office:value-type="string" table:style-name="ce1">
            <text:p>Fin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Peter the Great St Petersburg Polytechnic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Politecnico di Milano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Reykjavík University</text:p>
          </table:table-cell>
          <table:table-cell office:value-type="string" table:style-name="ce1">
            <text:p>Ice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RMIT University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University of St Gallen</text:p>
          </table:table-cell>
          <table:table-cell office:value-type="string" table:style-name="ce1">
            <text:p>Switzer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Saint Louis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University of South Australia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University of Southern Queensland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Stony Brook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University of Stuttgart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Swinburne University of Technology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Taipei Medical Universit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Tampere University</text:p>
          </table:table-cell>
          <table:table-cell office:value-type="string" table:style-name="ce1">
            <text:p>Fin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University of Tasmania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Technical University of Darmstadt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Temple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The University of Tennessee-Knoxville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Tokyo Institute of Technolog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University College Cork</text:p>
          </table:table-cell>
          <table:table-cell office:value-type="string" table:style-name="ce1">
            <text:p>Ire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01–350</text:p>
          </table:table-cell>
          <table:table-cell office:value-type="string" table:style-name="ce1">
            <text:p>University of Victoria</text:p>
          </table:table-cell>
          <table:table-cell office:value-type="string" table:style-name="ce1">
            <text:p>Canad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American University of Beirut</text:p>
          </table:table-cell>
          <table:table-cell office:value-type="string" table:style-name="ce1">
            <text:p>Leban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Asia University, Taiwan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Ateneo de Manila University</text:p>
          </table:table-cell>
          <table:table-cell office:value-type="string" table:style-name="ce1">
            <text:p>Philippin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Birkbeck, University of London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University of Bremen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University of Brescia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University of Cape Coast</text:p>
          </table:table-cell>
          <table:table-cell office:value-type="string" table:style-name="ce1">
            <text:p>Gha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Catholic University of Portugal</text:p>
          </table:table-cell>
          <table:table-cell office:value-type="string" table:style-name="ce1">
            <text:p>Portuga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Central South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Charles Darwin University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City, University of London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University of Delaware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East China Normal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Edith Cowan University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Golestan University of Medical Sciences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University of Greifswald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University of Hail</text:p>
          </table:table-cell>
          <table:table-cell office:value-type="string" table:style-name="ce1">
            <text:p>Saudi Ara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Harbin Institute of Technolog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Howard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Imam Mohammad Ibn Saud Islamic University</text:p>
          </table:table-cell>
          <table:table-cell office:value-type="string" table:style-name="ce1">
            <text:p>Saudi Ara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IMT Atlantique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James Cook University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JSS Academy of Higher Education and Research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University of Kent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Khalifa University</text:p>
          </table:table-cell>
          <table:table-cell office:value-type="string" table:style-name="ce1">
            <text:p>United Arab Emir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Kurdistan University of Medical Sciences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Leuphana University of Lüneburg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University of Liège</text:p>
          </table:table-cell>
          <table:table-cell office:value-type="string" table:style-name="ce1">
            <text:p>Belgiu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Loughborough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University of Malaya</text:p>
          </table:table-cell>
          <table:table-cell office:value-type="string" table:style-name="ce1">
            <text:p>Malay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University of Manitoba</text:p>
          </table:table-cell>
          <table:table-cell office:value-type="string" table:style-name="ce1">
            <text:p>Canad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Mazandaran University of Medical Sciences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University of Naples Federico II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University of New Mexico (Main campus)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North Carolina State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University of Rome II – Tor Vergata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Royal Holloway, University of London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Royal Veterinary College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Rush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Shoolini University of Biotechnology and Management Sciences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University of Stirling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Swedish University of Agricultural Sciences</text:p>
          </table:table-cell>
          <table:table-cell office:value-type="string" table:style-name="ce1">
            <text:p>Swede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University of Texas at Dallas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Tulane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University of Turku</text:p>
          </table:table-cell>
          <table:table-cell office:value-type="string" table:style-name="ce1">
            <text:p>Fin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University of Vaasa</text:p>
          </table:table-cell>
          <table:table-cell office:value-type="string" table:style-name="ce1">
            <text:p>Fin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Verona University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Wake Forest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Washington State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351–400</text:p>
          </table:table-cell>
          <table:table-cell office:value-type="string" table:style-name="ce1">
            <text:p>Wroclaw Medical University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Alagappa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Alaska Fairbanks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Arak University of Medical Sciences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Aston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Aswan University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Babol University of Medical Sciences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Babol Noshirvani University of Technology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Bangor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Bayreuth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Brunel University London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Campinas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Cankaya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Catania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Claude Bernard University Lyon 1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Colorado School of Mines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Colorado State University, Fort Collins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Complutense University of Madrid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Connecticut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Crete</text:p>
          </table:table-cell>
          <table:table-cell office:value-type="string" table:style-name="ce1">
            <text:p>Gree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Cyprus</text:p>
          </table:table-cell>
          <table:table-cell office:value-type="string" table:style-name="ce1">
            <text:p>Cypru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Denver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Dublin City University</text:p>
          </table:table-cell>
          <table:table-cell office:value-type="string" table:style-name="ce1">
            <text:p>Ire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Duy Tan University</text:p>
          </table:table-cell>
          <table:table-cell office:value-type="string" table:style-name="ce1">
            <text:p>Vietna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Edinburgh Napier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Electronic Science and Technology of China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Ferhat Abbas Sétif University 1</text:p>
          </table:table-cell>
          <table:table-cell office:value-type="string" table:style-name="ce1">
            <text:p>Al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Ferrara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Florence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Free University of Bozen-Bolzano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Genoa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Georgia State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é Grenoble Alpes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Hanyang University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HSE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Hunan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Ibadan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Illinois Institute of Technolog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Innsbruck</text:p>
          </table:table-cell>
          <table:table-cell office:value-type="string" table:style-name="ce1">
            <text:p>Aust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Institut Agro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International Business and Economics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Iowa State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Jazan University</text:p>
          </table:table-cell>
          <table:table-cell office:value-type="string" table:style-name="ce1">
            <text:p>Saudi Ara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Justus Liebig University Giessen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Jyväskylä</text:p>
          </table:table-cell>
          <table:table-cell office:value-type="string" table:style-name="ce1">
            <text:p>Fin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Kansas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Klagenfurt</text:p>
          </table:table-cell>
          <table:table-cell office:value-type="string" table:style-name="ce1">
            <text:p>Aust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Koç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KwaZulu-Natal</text:p>
          </table:table-cell>
          <table:table-cell office:value-type="string" table:style-name="ce1">
            <text:p>South Afric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Lagos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Leibniz University Hannover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Lincoln University</text:p>
          </table:table-cell>
          <table:table-cell office:value-type="string" table:style-name="ce1">
            <text:p>New Zea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Lincoln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Liverpool John Moores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Mahatma Gandhi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Marburg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Maynooth University</text:p>
          </table:table-cell>
          <table:table-cell office:value-type="string" table:style-name="ce1">
            <text:p>Ire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Middlesex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Modena and Reggio Emilia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Muhimbili University of Health and Allied Sciences</text:p>
          </table:table-cell>
          <table:table-cell office:value-type="string" table:style-name="ce1">
            <text:p>Tanza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Murdoch University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National and Kapodistrian University of Athens</text:p>
          </table:table-cell>
          <table:table-cell office:value-type="string" table:style-name="ce1">
            <text:p>Gree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National Research Nuclear University MEPhI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Nebraska-Lincoln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Nebraska Medical Center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Norwegian University of Science and Technology</text:p>
          </table:table-cell>
          <table:table-cell office:value-type="string" table:style-name="ce1">
            <text:p>Norwa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Nova Southeastern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Örebro University</text:p>
          </table:table-cell>
          <table:table-cell office:value-type="string" table:style-name="ce1">
            <text:p>Swede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Passau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Pisa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Plymouth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Pontificia Universidad Católica de Chile</text:p>
          </table:table-cell>
          <table:table-cell office:value-type="string" table:style-name="ce1">
            <text:p>Chil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Porto</text:p>
          </table:table-cell>
          <table:table-cell office:value-type="string" table:style-name="ce1">
            <text:p>Portuga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Portsmouth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Qazvin University of Medical Sciences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Qom University of Medical Sciences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Quaid-i-Azam University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Sabancı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Sharif University of Technology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Shenzhen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Siena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South China University of Technolog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Southeast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Southern Medical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SRUC (Scotland’s Rural College)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Strathclyde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Sumy State University</text:p>
          </table:table-cell>
          <table:table-cell office:value-type="string" table:style-name="ce1">
            <text:p>Ukra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Syracuse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i Teknologi Petronas</text:p>
          </table:table-cell>
          <table:table-cell office:value-type="string" table:style-name="ce1">
            <text:p>Malay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Tianjin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Ton Duc Thang University</text:p>
          </table:table-cell>
          <table:table-cell office:value-type="string" table:style-name="ce1">
            <text:p>Vietna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Trento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The University of Tulsa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Turin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TU Wien</text:p>
          </table:table-cell>
          <table:table-cell office:value-type="string" table:style-name="ce1">
            <text:p>Aust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meå University</text:p>
          </table:table-cell>
          <table:table-cell office:value-type="string" table:style-name="ce1">
            <text:p>Swede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rmia University of Medical Sciences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i Utara Malaysia</text:p>
          </table:table-cell>
          <table:table-cell office:value-type="string" table:style-name="ce1">
            <text:p>Malay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Victoria University of Wellington</text:p>
          </table:table-cell>
          <table:table-cell office:value-type="string" table:style-name="ce1">
            <text:p>New Zea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Waikato</text:p>
          </table:table-cell>
          <table:table-cell office:value-type="string" table:style-name="ce1">
            <text:p>New Zea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University of the West of England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William &amp; Mar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Xiamen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401–500</text:p>
          </table:table-cell>
          <table:table-cell office:value-type="string" table:style-name="ce1">
            <text:p>York University</text:p>
          </table:table-cell>
          <table:table-cell office:value-type="string" table:style-name="ce1">
            <text:p>Canad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Aberystwyth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An-Najah National University</text:p>
          </table:table-cell>
          <table:table-cell office:value-type="string" table:style-name="ce1">
            <text:p>Palest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L’Aquila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Bauman Moscow State Technic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Beihang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Beijing Institute of Technolog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Birmingham City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Bradford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Bucharest University of Economic Studies</text:p>
          </table:table-cell>
          <table:table-cell office:value-type="string" table:style-name="ce1">
            <text:p>Roma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Centrale Nantes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Changsha University of Science and Technolog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Charles University</text:p>
          </table:table-cell>
          <table:table-cell office:value-type="string" table:style-name="ce1">
            <text:p>Czech Republi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Côte d’Azur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Damietta University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Durban University of Technology</text:p>
          </table:table-cell>
          <table:table-cell office:value-type="string" table:style-name="ce1">
            <text:p>South Afric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Eastern Mediterranean University</text:p>
          </table:table-cell>
          <table:table-cell office:value-type="string" table:style-name="ce1">
            <text:p>Northern Cypru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École des Mines de Saint-Étienne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Federal University of Toulouse Midi-Pyrénées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Florida International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Fribourg</text:p>
          </table:table-cell>
          <table:table-cell office:value-type="string" table:style-name="ce1">
            <text:p>Switzer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Goldsmiths, University of London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Government College University Faisalabad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Greenwich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Guelph</text:p>
          </table:table-cell>
          <table:table-cell office:value-type="string" table:style-name="ce1">
            <text:p>Canad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Gwangju Institute of Science and Technology (GIST)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Harokopio University of Athens</text:p>
          </table:table-cell>
          <table:table-cell office:value-type="string" table:style-name="ce1">
            <text:p>Gree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Heriot-Watt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Hokkaido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Hong Kong Baptist University</text:p>
          </table:table-cell>
          <table:table-cell office:value-type="string" table:style-name="ce1">
            <text:p>Hong Kong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Hull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Iceland</text:p>
          </table:table-cell>
          <table:table-cell office:value-type="string" table:style-name="ce1">
            <text:p>Ice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Indian Institute of Technology Ropar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Insubria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International Institute of Information Technology, Hyderabad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Iran University of Science and Technology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Islamic Azad University, Najafabad Branch (IAUN)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Constructor University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Jamia Millia Islamia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Jimma University</text:p>
          </table:table-cell>
          <table:table-cell office:value-type="string" table:style-name="ce1">
            <text:p>Ethiop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Johannes Kepler University of Linz</text:p>
          </table:table-cell>
          <table:table-cell office:value-type="string" table:style-name="ce1">
            <text:p>Aust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Jordan University of Science and Technology</text:p>
          </table:table-cell>
          <table:table-cell office:value-type="string" table:style-name="ce1">
            <text:p>Jord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Kafrelsheikh University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Kashan University of Medical Sciences and Health Services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Keele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Kentuck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Kermanshah University of Medical Sciences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Kragujevac</text:p>
          </table:table-cell>
          <table:table-cell office:value-type="string" table:style-name="ce1">
            <text:p>Ser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Kyushu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Lebanese American University</text:p>
          </table:table-cell>
          <table:table-cell office:value-type="string" table:style-name="ce1">
            <text:p>Leban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Lille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Lisbon</text:p>
          </table:table-cell>
          <table:table-cell office:value-type="string" table:style-name="ce1">
            <text:p>Portuga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Management and Technology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Messina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Middle East Technical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Missouri University of Science and Technolog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Mons</text:p>
          </table:table-cell>
          <table:table-cell office:value-type="string" table:style-name="ce1">
            <text:p>Belgiu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National Tsing Hua Universit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National Yang Ming Chiao Tung Universit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Neuchâtel</text:p>
          </table:table-cell>
          <table:table-cell office:value-type="string" table:style-name="ce1">
            <text:p>Switzer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Nicosia</text:p>
          </table:table-cell>
          <table:table-cell office:value-type="string" table:style-name="ce1">
            <text:p>Cypru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Northumbria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Northwestern Polytechnical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Nottingham Trent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Open University of Catalonia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Peradeniya</text:p>
          </table:table-cell>
          <table:table-cell office:value-type="string" table:style-name="ce1">
            <text:p>Sri Lank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at Ramon Llull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Saint-Petersburg Mining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Salerno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Saskatchewan</text:p>
          </table:table-cell>
          <table:table-cell office:value-type="string" table:style-name="ce1">
            <text:p>Canad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Sassari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Saveetha Institute of Medical and Technical Sciences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Sciences Po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Shiraz University of Technology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SOAS University of London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South Carolina-Columbia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Southwestern University of Finance and Economics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Stavanger</text:p>
          </table:table-cell>
          <table:table-cell office:value-type="string" table:style-name="ce1">
            <text:p>Norwa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Stevens Institute of Technolog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SUNY University at Alban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Tabuk</text:p>
          </table:table-cell>
          <table:table-cell office:value-type="string" table:style-name="ce1">
            <text:p>Saudi Ara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Technion Israel Institute of Technology</text:p>
          </table:table-cell>
          <table:table-cell office:value-type="string" table:style-name="ce1">
            <text:p>Israe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Tokyo Medical and Dental University (TMDU)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Trieste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Tsukuba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TU Dortmund University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Tuscia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Udine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iT The Arctic University of Norway</text:p>
          </table:table-cell>
          <table:table-cell office:value-type="string" table:style-name="ce1">
            <text:p>Norwa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Valencia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Vic – Central University of Catalonia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Victoria University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Virginia Commonwealth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Wayne State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The University of the West Indies</text:p>
          </table:table-cell>
          <table:table-cell office:value-type="string" table:style-name="ce1">
            <text:p>Jamaic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Xi’an Jiaotong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University of Zambia</text:p>
          </table:table-cell>
          <table:table-cell office:value-type="string" table:style-name="ce1">
            <text:p>Zam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Zayed University</text:p>
          </table:table-cell>
          <table:table-cell office:value-type="string" table:style-name="ce1">
            <text:p>United Arab Emir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501–600</text:p>
          </table:table-cell>
          <table:table-cell office:value-type="string" table:style-name="ce1">
            <text:p>Zhejiang Normal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Abdul Wali Khan University Mardan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Åbo Akademi University</text:p>
          </table:table-cell>
          <table:table-cell office:value-type="string" table:style-name="ce1">
            <text:p>Fin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Addis Ababa University</text:p>
          </table:table-cell>
          <table:table-cell office:value-type="string" table:style-name="ce1">
            <text:p>Ethiop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Ahvaz Jundishapur University of Medical Sciences (AJUMS)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Ajou University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Amedeo Avogadro University of Eastern Piedmont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American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American University of Sharjah</text:p>
          </table:table-cell>
          <table:table-cell office:value-type="string" table:style-name="ce1">
            <text:p>United Arab Emir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Amirkabir University of Technology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Antofagasta</text:p>
          </table:table-cell>
          <table:table-cell office:value-type="string" table:style-name="ce1">
            <text:p>Chil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Arkansas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Auburn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Azarbaijan Shahid Madani University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Babylon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Bahçeşehir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Bahria University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Banaras Hindu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Bari Aldo Moro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Bar-Ilan University</text:p>
          </table:table-cell>
          <table:table-cell office:value-type="string" table:style-name="ce1">
            <text:p>Israe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Baylor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Beirut Arab University</text:p>
          </table:table-cell>
          <table:table-cell office:value-type="string" table:style-name="ce1">
            <text:p>Leban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Ben-Gurion University of the Negev</text:p>
          </table:table-cell>
          <table:table-cell office:value-type="string" table:style-name="ce1">
            <text:p>Israe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Benha University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é Bourgogne Franche-Comté (UBFC)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Ca’ Foscari University of Venice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Camerino (Unicam)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Canterbury</text:p>
          </table:table-cell>
          <table:table-cell office:value-type="string" table:style-name="ce1">
            <text:p>New Zea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Capital Medical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Carleton University</text:p>
          </table:table-cell>
          <table:table-cell office:value-type="string" table:style-name="ce1">
            <text:p>Canad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Central Florida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Central Queensland University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Chongqing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Chung-Ang University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Clark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Coimbra</text:p>
          </table:table-cell>
          <table:table-cell office:value-type="string" table:style-name="ce1">
            <text:p>Portuga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Colombo</text:p>
          </table:table-cell>
          <table:table-cell office:value-type="string" table:style-name="ce1">
            <text:p>Sri Lank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COMSATS University Islamabad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Concordia University</text:p>
          </table:table-cell>
          <table:table-cell office:value-type="string" table:style-name="ce1">
            <text:p>Canad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Córdoba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Costa Rica</text:p>
          </table:table-cell>
          <table:table-cell office:value-type="string" table:style-name="ce1">
            <text:p>Costa Ric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Covenant University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Cyprus University of Technology</text:p>
          </table:table-cell>
          <table:table-cell office:value-type="string" table:style-name="ce1">
            <text:p>Cypru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Dalian University of Technolog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Delhi Technological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De Montfort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Derb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Desarrollo</text:p>
          </table:table-cell>
          <table:table-cell office:value-type="string" table:style-name="ce1">
            <text:p>Chil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Dhaka</text:p>
          </table:table-cell>
          <table:table-cell office:value-type="string" table:style-name="ce1">
            <text:p>Bangladesh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Dow University of Health Sciences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Eastern Finland</text:p>
          </table:table-cell>
          <table:table-cell office:value-type="string" table:style-name="ce1">
            <text:p>Fin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dade Eduardo Mondlane</text:p>
          </table:table-cell>
          <table:table-cell office:value-type="string" table:style-name="ce1">
            <text:p>Mozambiqu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Engineering and Technology, Taxila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ENSTA Bretagne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Eötvös Loránd University</text:p>
          </table:table-cell>
          <table:table-cell office:value-type="string" table:style-name="ce1">
            <text:p>Hungar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Fayoum University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dade Federal do Rio Grande do Sul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dade Federal de São Paulo (UNIFESP)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Federation University Australia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Financial University under the Government of the Russian Federation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Gabriele d‘Annunzio University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Georgia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Glasgow Caledonian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Granada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Graphic Era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Graz</text:p>
          </table:table-cell>
          <table:table-cell office:value-type="string" table:style-name="ce1">
            <text:p>Aust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Graz University of Technology</text:p>
          </table:table-cell>
          <table:table-cell office:value-type="string" table:style-name="ce1">
            <text:p>Aust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Guangzhou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Guangzhou Medical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Hacettepe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Haifa</text:p>
          </table:table-cell>
          <table:table-cell office:value-type="string" table:style-name="ce1">
            <text:p>Israe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Hamburg University of Technology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Hazara University Mansehra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Hertfordshire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Houston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Huddersfield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Icesi University</text:p>
          </table:table-cell>
          <table:table-cell office:value-type="string" table:style-name="ce1">
            <text:p>Colom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Ilam University of Medical Sciences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Imam Abdulrahman Bin Faisal University</text:p>
          </table:table-cell>
          <table:table-cell office:value-type="string" table:style-name="ce1">
            <text:p>Saudi Ara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Indian Institute of Technology Indore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Indraprastha Institute of Information Technology Delhi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International Islamic University, Islamabad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Iran University of Medical Sciences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Istanbul Technical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Jagiellonian University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Jamia Hamdard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Jawaharlal Nehru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Jiangsu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Jinan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Johannesburg</text:p>
          </table:table-cell>
          <table:table-cell office:value-type="string" table:style-name="ce1">
            <text:p>South Afric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Jönköping University</text:p>
          </table:table-cell>
          <table:table-cell office:value-type="string" table:style-name="ce1">
            <text:p>Swede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The University of Jordan</text:p>
          </table:table-cell>
          <table:table-cell office:value-type="string" table:style-name="ce1">
            <text:p>Jord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Jouf University</text:p>
          </table:table-cell>
          <table:table-cell office:value-type="string" table:style-name="ce1">
            <text:p>Saudi Ara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Kaiserslautern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Kalasalingam Academy of Research and Education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Kansai Medical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Kashan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i Kebangsaan Malaysia</text:p>
          </table:table-cell>
          <table:table-cell office:value-type="string" table:style-name="ce1">
            <text:p>Malay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KIIT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King Saud bin Abdulaziz University for Health Sciences</text:p>
          </table:table-cell>
          <table:table-cell office:value-type="string" table:style-name="ce1">
            <text:p>Saudi Ara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Konkuk University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Kore University of Enna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Kurdistan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Lahore University of Management Sciences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Lehigh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Limerick</text:p>
          </table:table-cell>
          <table:table-cell office:value-type="string" table:style-name="ce1">
            <text:p>Ire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London South Bank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Lorraine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Louisiana State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Lviv Polytechnic National University</text:p>
          </table:table-cell>
          <table:table-cell office:value-type="string" table:style-name="ce1">
            <text:p>Ukra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Maharishi Markandeshwar University (MMU)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Majmaah University</text:p>
          </table:table-cell>
          <table:table-cell office:value-type="string" table:style-name="ce1">
            <text:p>Saudi Ara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Malakand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Manchester Metropolitan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Mansoura University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Marche Polytechnic University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Maryland, Baltimore Coun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Mashhad University of Medical Sciences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Massey University</text:p>
          </table:table-cell>
          <table:table-cell office:value-type="string" table:style-name="ce1">
            <text:p>New Zea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Medical University of Lodz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Memorial University of Newfoundland</text:p>
          </table:table-cell>
          <table:table-cell office:value-type="string" table:style-name="ce1">
            <text:p>Canad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Minia University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Mizzou - University of Missouri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Mohaghegh Ardabili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Nairobi</text:p>
          </table:table-cell>
          <table:table-cell office:value-type="string" table:style-name="ce1">
            <text:p>Keny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Namibia</text:p>
          </table:table-cell>
          <table:table-cell office:value-type="string" table:style-name="ce1">
            <text:p>Nami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Nanjing Agricultural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Nantes Université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National Cheng Kung University (NCKU)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National University of Science and Technology (MISiS)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National Taiwan University of Science and Technology (Taiwan Tech)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National Institute of Technology Silchar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National Yunlin University of Science and Technolog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Near East University</text:p>
          </table:table-cell>
          <table:table-cell office:value-type="string" table:style-name="ce1">
            <text:p>Northern Cypru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Nevada, Las Vegas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New Brunswick UNB</text:p>
          </table:table-cell>
          <table:table-cell office:value-type="string" table:style-name="ce1">
            <text:p>Canad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New Jersey Institute of Technolog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North Carolina at Charlotte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North South University</text:p>
          </table:table-cell>
          <table:table-cell office:value-type="string" table:style-name="ce1">
            <text:p>Bangladesh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North-West University</text:p>
          </table:table-cell>
          <table:table-cell office:value-type="string" table:style-name="ce1">
            <text:p>South Afric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Norwegian University of Life Sciences</text:p>
          </table:table-cell>
          <table:table-cell office:value-type="string" table:style-name="ce1">
            <text:p>Norwa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NOVA University of Lisbon</text:p>
          </table:table-cell>
          <table:table-cell office:value-type="string" table:style-name="ce1">
            <text:p>Portuga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Occupational and Environmental Health, Japan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Oklahoma State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Ontario Tech University</text:p>
          </table:table-cell>
          <table:table-cell office:value-type="string" table:style-name="ce1">
            <text:p>Canad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The Open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Oxford Brookes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Parma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dad Peruana Cayetano Heredia</text:p>
          </table:table-cell>
          <table:table-cell office:value-type="string" table:style-name="ce1">
            <text:p>Peru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Perugia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Plekhanov Russian University of Economics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Polytechnic University of Bari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Polytechnic University of Turin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Prince Sattam Bin Abdulaziz University</text:p>
          </table:table-cell>
          <table:table-cell office:value-type="string" table:style-name="ce1">
            <text:p>Saudi Ara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i Putra Malaysia</text:p>
          </table:table-cell>
          <table:table-cell office:value-type="string" table:style-name="ce1">
            <text:p>Malay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Qingdao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é du Québec</text:p>
          </table:table-cell>
          <table:table-cell office:value-type="string" table:style-name="ce1">
            <text:p>Canad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Regina</text:p>
          </table:table-cell>
          <table:table-cell office:value-type="string" table:style-name="ce1">
            <text:p>Canad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Rensselaer Polytechnic Institute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Riga Stradiņš University</text:p>
          </table:table-cell>
          <table:table-cell office:value-type="string" table:style-name="ce1">
            <text:p>Latv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Riphah International University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Rovira i Virgili University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RUDN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i Sains Malaysia</text:p>
          </table:table-cell>
          <table:table-cell office:value-type="string" table:style-name="ce1">
            <text:p>Malay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San Diego State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Sannio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Santiago de Compostela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Savitribai Phule Pune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Campania Luigi Vanvitelli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Shanghai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Soochow University, China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Southern Cross University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Strasbourg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Sultan Qaboos University</text:p>
          </table:table-cell>
          <table:table-cell office:value-type="string" table:style-name="ce1">
            <text:p>Om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the Sunshine Coast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SUNY Binghamton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Tabriz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Tabriz University of Medical Sciences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Taif University</text:p>
          </table:table-cell>
          <table:table-cell office:value-type="string" table:style-name="ce1">
            <text:p>Saudi Ara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Tallinn University of Technology</text:p>
          </table:table-cell>
          <table:table-cell office:value-type="string" table:style-name="ce1">
            <text:p>Esto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Tehran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Tehran University of Medical Sciences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i Teknologi Malaysia</text:p>
          </table:table-cell>
          <table:table-cell office:value-type="string" table:style-name="ce1">
            <text:p>Malay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Texas at Arlington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The University of Texas at San Antonio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Thapar Institute of Engineering and Technolog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Toledo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Tomsk State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TU Braunschweig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Ulsan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lster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mm Al-Qura University</text:p>
          </table:table-cell>
          <table:table-cell office:value-type="string" table:style-name="ce1">
            <text:p>Saudi Ara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Paris Lodron Universität Salzburg</text:p>
          </table:table-cell>
          <table:table-cell office:value-type="string" table:style-name="ce1">
            <text:p>Aust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Wenzhou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the Western Cape</text:p>
          </table:table-cell>
          <table:table-cell office:value-type="string" table:style-name="ce1">
            <text:p>South Afric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the West of Scotland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Windsor</text:p>
          </table:table-cell>
          <table:table-cell office:value-type="string" table:style-name="ce1">
            <text:p>Canad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Wolverhampton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University of Wuppertal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Xi’an Jiaotong-Liverpool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Yokohama City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601–800</text:p>
          </table:table-cell>
          <table:table-cell office:value-type="string" table:style-name="ce1">
            <text:p>Zhengzhou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the Aegean</text:p>
          </table:table-cell>
          <table:table-cell office:value-type="string" table:style-name="ce1">
            <text:p>Gree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Agriculture, Faisalabad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The University of Aizu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The University of Alabama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Al-Azhar University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Al-Balqa Applied University</text:p>
          </table:table-cell>
          <table:table-cell office:value-type="string" table:style-name="ce1">
            <text:p>Jord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Alcalá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Alexandria University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Aligarh Muslim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American University in Cairo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Anna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Applied Sciences and Arts of Western Switzerland</text:p>
          </table:table-cell>
          <table:table-cell office:value-type="string" table:style-name="ce1">
            <text:p>Switzer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Aristotle University of Thessaloniki</text:p>
          </table:table-cell>
          <table:table-cell office:value-type="string" table:style-name="ce1">
            <text:p>Gree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Athens University of Economics and Business</text:p>
          </table:table-cell>
          <table:table-cell office:value-type="string" table:style-name="ce1">
            <text:p>Gree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dad Autónoma de Chile</text:p>
          </table:table-cell>
          <table:table-cell office:value-type="string" table:style-name="ce1">
            <text:p>Chil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Aveiro</text:p>
          </table:table-cell>
          <table:table-cell office:value-type="string" table:style-name="ce1">
            <text:p>Portuga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the Balearic Islands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the Basque Country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Bedfordshire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Beira Interior</text:p>
          </table:table-cell>
          <table:table-cell office:value-type="string" table:style-name="ce1">
            <text:p>Portuga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Belgrade</text:p>
          </table:table-cell>
          <table:table-cell office:value-type="string" table:style-name="ce1">
            <text:p>Ser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Beni-Suef University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Bergamo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Bharathiar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Bilkent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Birla Institute of Technology and Science, Pilani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Boğaziçi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Brighton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Cairo University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Calabria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Chapman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Institute of Chemical Technolog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Chengdu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China University of Petroleum, Beijing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Chulalongkorn University</text:p>
          </table:table-cell>
          <table:table-cell office:value-type="string" table:style-name="ce1">
            <text:p>Thai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Clemson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Clermont Auvergne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Coventry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CY Cergy Paris University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Dayton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Deusto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Diego Portales University</text:p>
          </table:table-cell>
          <table:table-cell office:value-type="string" table:style-name="ce1">
            <text:p>Chil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Donghua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Duzce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Edge Hill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Engineering and Technology, Peshawar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Ewha Womans University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Federal University of Minas Gerais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dade Federal de Sergipe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Firat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Florida Agricultural and Mechanical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Florida Atlantic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Foggia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the Free State</text:p>
          </table:table-cell>
          <table:table-cell office:value-type="string" table:style-name="ce1">
            <text:p>South Afric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Fujita Health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Fuzhou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Girona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Guangdong University of Technolog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Hiroshima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Indian Institute of Technology Patna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Indian Institute of Technology Gandhinagar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at Internacional de Catalunya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Ioannina</text:p>
          </table:table-cell>
          <table:table-cell office:value-type="string" table:style-name="ce1">
            <text:p>Gree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ISCTE-University Institute of Lisbon</text:p>
          </table:table-cell>
          <table:table-cell office:value-type="string" table:style-name="ce1">
            <text:p>Portuga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The Islamia University of Bahawalpur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Istanbul Medeniyet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ITMO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Iuliu Haţieganu University of Medicine and Pharmacy Cluj-Napoca</text:p>
          </table:table-cell>
          <table:table-cell office:value-type="string" table:style-name="ce1">
            <text:p>Roma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Jaén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Juntendo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Kansas State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Karlstad University</text:p>
          </table:table-cell>
          <table:table-cell office:value-type="string" table:style-name="ce1">
            <text:p>Swede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Kazan Feder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Keio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Kerman University of Medical Sciences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Kindai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King Faisal University</text:p>
          </table:table-cell>
          <table:table-cell office:value-type="string" table:style-name="ce1">
            <text:p>Saudi Ara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King Khalid University</text:p>
          </table:table-cell>
          <table:table-cell office:value-type="string" table:style-name="ce1">
            <text:p>Saudi Ara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King Mongkut’s University of Technology Thonburi</text:p>
          </table:table-cell>
          <table:table-cell office:value-type="string" table:style-name="ce1">
            <text:p>Thai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Kingston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KL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Kobe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Kurume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Kuwait University</text:p>
          </table:table-cell>
          <table:table-cell office:value-type="string" table:style-name="ce1">
            <text:p>Kuwai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Kyungpook National University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Lahore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Lakehead University</text:p>
          </table:table-cell>
          <table:table-cell office:value-type="string" table:style-name="ce1">
            <text:p>Canad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La Laguna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Latvia</text:p>
          </table:table-cell>
          <table:table-cell office:value-type="string" table:style-name="ce1">
            <text:p>Latv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Leeds Beckett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Lithuanian University of Health Sciences</text:p>
          </table:table-cell>
          <table:table-cell office:value-type="string" table:style-name="ce1">
            <text:p>Lithua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Ljubljana</text:p>
          </table:table-cell>
          <table:table-cell office:value-type="string" table:style-name="ce1">
            <text:p>Slove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Lleida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Lovely Professional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Mae Fah Luang University</text:p>
          </table:table-cell>
          <table:table-cell office:value-type="string" table:style-name="ce1">
            <text:p>Thai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Mahidol University</text:p>
          </table:table-cell>
          <table:table-cell office:value-type="string" table:style-name="ce1">
            <text:p>Thai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Makerere University</text:p>
          </table:table-cell>
          <table:table-cell office:value-type="string" table:style-name="ce1">
            <text:p>Ugand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i Malaysia Pahang</text:p>
          </table:table-cell>
          <table:table-cell office:value-type="string" table:style-name="ce1">
            <text:p>Malay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Malta</text:p>
          </table:table-cell>
          <table:table-cell office:value-type="string" table:style-name="ce1">
            <text:p>Malt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Manipal Academy of Higher Education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Marquette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Masaryk University</text:p>
          </table:table-cell>
          <table:table-cell office:value-type="string" table:style-name="ce1">
            <text:p>Czech Republi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Medical University of Gdańsk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Memphis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Minho</text:p>
          </table:table-cell>
          <table:table-cell office:value-type="string" table:style-name="ce1">
            <text:p>Portuga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Mississippi State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Missouri-St Louis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Montana State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Monterrey Institute of Technology</text:p>
          </table:table-cell>
          <table:table-cell office:value-type="string" table:style-name="ce1">
            <text:p>Mexi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Namur</text:p>
          </table:table-cell>
          <table:table-cell office:value-type="string" table:style-name="ce1">
            <text:p>Belgiu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Nanjing Forestry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Nanjing University of Information Science and Technolog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Nanjing Normal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Nanjing Tech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National Institute of Applied Sciences of Lyon (INSA Lyon)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École Nationale des Travaux Publics de l'État (ENTPE)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National University of Sciences and Technology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National Sun Yat-Sen Universit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National Taiwan Normal Universit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National Technical University of Athens</text:p>
          </table:table-cell>
          <table:table-cell office:value-type="string" table:style-name="ce1">
            <text:p>Gree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National Institute of Technology Hamirpur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National Institute of Technology, Tiruchirappalli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The New School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New Mexico State University (Main campus)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Nippon Medical School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North Carolina at Greensboro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Northeastern University, China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Northeast Normal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Northern British Columbia (UNBC)</text:p>
          </table:table-cell>
          <table:table-cell office:value-type="string" table:style-name="ce1">
            <text:p>Canad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Northern Illinois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Novosibirsk State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Ohio University (Main campus)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Old Dominion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Ozyegin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Pablo de Olavide University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Palermo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Panjab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Panthéon-Sorbonne University – Paris 1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Parthenope University of Naples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i Pendidikan Sultan Idris</text:p>
          </table:table-cell>
          <table:table-cell office:value-type="string" table:style-name="ce1">
            <text:p>Malay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Peshawar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the Philippines</text:p>
          </table:table-cell>
          <table:table-cell office:value-type="string" table:style-name="ce1">
            <text:p>Philippin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at Politècnica de Catalunya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Polytechnic University of Valencia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Pontifical Catholic University of Rio de Janeiro (PUC-Rio)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Pontifical Catholic University of Rio Grande do Sul (PUCRS)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Pontifical Javeriana University</text:p>
          </table:table-cell>
          <table:table-cell office:value-type="string" table:style-name="ce1">
            <text:p>Colom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Pretoria</text:p>
          </table:table-cell>
          <table:table-cell office:value-type="string" table:style-name="ce1">
            <text:p>South Afric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Princess Nourah bint Abdulrahman University</text:p>
          </table:table-cell>
          <table:table-cell office:value-type="string" table:style-name="ce1">
            <text:p>Saudi Ara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the Punjab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Rennes 1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Rhode Island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Rhodes University</text:p>
          </table:table-cell>
          <table:table-cell office:value-type="string" table:style-name="ce1">
            <text:p>South Afric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Roehampton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Rome III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Roskilde University</text:p>
          </table:table-cell>
          <table:table-cell office:value-type="string" table:style-name="ce1">
            <text:p>Denmark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Saint Petersburg State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Salamanca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Salento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Salford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Science and Technology Beijing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Sechenov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La Serena</text:p>
          </table:table-cell>
          <table:table-cell office:value-type="string" table:style-name="ce1">
            <text:p>Chil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Shahid Beheshti University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Shantou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Sheffield Hallam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Shiraz University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Shiraz University of Medical Sciences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Siegen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South Bohemia in České Budějovice</text:p>
          </table:table-cell>
          <table:table-cell office:value-type="string" table:style-name="ce1">
            <text:p>Czech Republi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South China Normal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Southern Illinois University Carbondale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South Ural State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Suez Canal University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Sunway University</text:p>
          </table:table-cell>
          <table:table-cell office:value-type="string" table:style-name="ce1">
            <text:p>Malay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Symbiosis International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Taibah University</text:p>
          </table:table-cell>
          <table:table-cell office:value-type="string" table:style-name="ce1">
            <text:p>Saudi Ara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Tanta University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Technology, Iraq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i Tenaga Nasional (UNITEN)</text:p>
          </table:table-cell>
          <table:table-cell office:value-type="string" table:style-name="ce1">
            <text:p>Malay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Texas at El Paso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Texas Tech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Thessaly</text:p>
          </table:table-cell>
          <table:table-cell office:value-type="string" table:style-name="ce1">
            <text:p>Gree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Toronto Metropolitan University</text:p>
          </table:table-cell>
          <table:table-cell office:value-type="string" table:style-name="ce1">
            <text:p>Canad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Tribhuvan University</text:p>
          </table:table-cell>
          <table:table-cell office:value-type="string" table:style-name="ce1">
            <text:p>Nepa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Urbino Carlo Bo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Vilnius University</text:p>
          </table:table-cell>
          <table:table-cell office:value-type="string" table:style-name="ce1">
            <text:p>Lithua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VIT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Warsaw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Wenzhou Medical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Winchester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Wisconsin-Milwaukee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Worcester Polytechnic Institute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University of Wyoming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Yangzhou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Yeungnam University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Zagazig University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Zewail City of Science and Technology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801–1000</text:p>
          </table:table-cell>
          <table:table-cell office:value-type="string" table:style-name="ce1">
            <text:p>Zhejiang University of Finance and Economics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A Coruña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Adam Mickiewicz University, Poznań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Ain Shams University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Al-Farabi Kazakh National University</text:p>
          </table:table-cell>
          <table:table-cell office:value-type="string" table:style-name="ce1">
            <text:p>Kazakh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Algarve</text:p>
          </table:table-cell>
          <table:table-cell office:value-type="string" table:style-name="ce1">
            <text:p>Portuga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Almería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Amity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Anbar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the Andes, Colombia</text:p>
          </table:table-cell>
          <table:table-cell office:value-type="string" table:style-name="ce1">
            <text:p>Colom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Arts et Métiers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Assiut University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Atılım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Autonomous University of Sinaloa</text:p>
          </table:table-cell>
          <table:table-cell office:value-type="string" table:style-name="ce1">
            <text:p>Mexi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Babeş-Bolyai University</text:p>
          </table:table-cell>
          <table:table-cell office:value-type="string" table:style-name="ce1">
            <text:p>Roma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Bahauddin Zakariya University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Bayero University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Beijing Jiaotong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Botswana</text:p>
          </table:table-cell>
          <table:table-cell office:value-type="string" table:style-name="ce1">
            <text:p>Botswa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Bowling Green State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Instituto Politécnico de Bragança</text:p>
          </table:table-cell>
          <table:table-cell office:value-type="string" table:style-name="ce1">
            <text:p>Portuga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Burgos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Calcutta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Cardiff Metropolitan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Carlos III University of Madrid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Technical University of Cartagena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Castilla-La Mancha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dad Católica San Antonio de Murcia (UCAM)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Central Lancashire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Chang Gung Universit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Charles Sturt University</text:p>
          </table:table-cell>
          <table:table-cell office:value-type="string" table:style-name="ce1">
            <text:p>Austr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Chiang Mai University</text:p>
          </table:table-cell>
          <table:table-cell office:value-type="string" table:style-name="ce1">
            <text:p>Thai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Chiba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Chile</text:p>
          </table:table-cell>
          <table:table-cell office:value-type="string" table:style-name="ce1">
            <text:p>Chil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China University of Geosciences, Beijing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China Pharmaceutical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Chonnam National University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Clarkson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Comenius University in Bratislava</text:p>
          </table:table-cell>
          <table:table-cell office:value-type="string" table:style-name="ce1">
            <text:p>Slovak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Creighton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Czech University of Life Sciences Prague (CZU)</text:p>
          </table:table-cell>
          <table:table-cell office:value-type="string" table:style-name="ce1">
            <text:p>Czech Republi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Debrecen</text:p>
          </table:table-cell>
          <table:table-cell office:value-type="string" table:style-name="ce1">
            <text:p>Hungar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Delhi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Don State Technic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Dr B.R. Ambedkar National Institute of Technology Jalandhar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East China University of Science and Technolog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East London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École Centrale de Lyon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Engineering &amp; Technology (UET) Lahore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dade Estadual Paulista (Unesp)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European University of Madrid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Extremadura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Federal University of Rio de Janeiro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dade Federal de Santa Catarina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Federal University of Technology Akure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Ferdowsi University of Mashhad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Florida Institute of Technolog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Fortaleza (UNIFOR)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Fu Jen Catholic Universit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Fujian Agriculture and Forestry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Ghana</text:p>
          </table:table-cell>
          <table:table-cell office:value-type="string" table:style-name="ce1">
            <text:p>Gha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Guangxi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Gujrat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Guru Jambheshwar University of Science and Technolog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Hakim Sabzevari University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Hamamatsu University School of Medicine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Huaqiao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Hyogo College of Medicine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Ibn Tofaïl University</text:p>
          </table:table-cell>
          <table:table-cell office:value-type="string" table:style-name="ce1">
            <text:p>Moroc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Ilia State University</text:p>
          </table:table-cell>
          <table:table-cell office:value-type="string" table:style-name="ce1">
            <text:p>Georg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Ilmenau University of Technology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IMT Nord Europe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Indian Institute of Science Education and Research, Pune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Indian Institute of Science Education and Research Kolkata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Indian Institute of Technology Bhubaneswar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Indian Institute of Technology Guwahati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Indian Institute of Technology (Indian School of Mines) Dhanbad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Indian Institute of Technology Mandi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Indonesia</text:p>
          </table:table-cell>
          <table:table-cell office:value-type="string" table:style-name="ce1">
            <text:p>Indone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Inha University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Isfahan University of Medical Sciences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Isfahan University of Technology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Istanbul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Istanbul University-Cerrahpaşa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Jadavpur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Jaume I University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Jeddah</text:p>
          </table:table-cell>
          <table:table-cell office:value-type="string" table:style-name="ce1">
            <text:p>Saudi Ara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Jeonbuk National University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Jiangnan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Jiangsu Normal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Jiangxi University of Finance and Economics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The Jikei University School of Medicine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Kanazawa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Kaohsiung Medical Universit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Kharkiv National University of Radio Electronics</text:p>
          </table:table-cell>
          <table:table-cell office:value-type="string" table:style-name="ce1">
            <text:p>Ukra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K.N. Toosi University of Technology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Kumamoto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Kwame Nkrumah University of Science and Technology</text:p>
          </table:table-cell>
          <table:table-cell office:value-type="string" table:style-name="ce1">
            <text:p>Gha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Kyoto Prefectural University of Medicine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Las Palmas de Gran Canaria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Lebanese University</text:p>
          </table:table-cell>
          <table:table-cell office:value-type="string" table:style-name="ce1">
            <text:p>Leban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Leoben</text:p>
          </table:table-cell>
          <table:table-cell office:value-type="string" table:style-name="ce1">
            <text:p>Aust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León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Lorestan University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Lusophone University of Humanities and Technologies</text:p>
          </table:table-cell>
          <table:table-cell office:value-type="string" table:style-name="ce1">
            <text:p>Portuga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i Malaysia Perlis</text:p>
          </table:table-cell>
          <table:table-cell office:value-type="string" table:style-name="ce1">
            <text:p>Malay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Manouba</text:p>
          </table:table-cell>
          <table:table-cell office:value-type="string" table:style-name="ce1">
            <text:p>Tuni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Maragheh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Marrakech Cadi Ayyad</text:p>
          </table:table-cell>
          <table:table-cell office:value-type="string" table:style-name="ce1">
            <text:p>Moroc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Mauritius</text:p>
          </table:table-cell>
          <table:table-cell office:value-type="string" table:style-name="ce1">
            <text:p>Mauritiu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Mazandaran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Medical University of Bialystok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Menoufia University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Miguel Hernández University of Elche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Morgan State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Murcia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Nanjing University of Aeronautics and Astronautics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Nanjing Medical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National Autonomous University of Mexico</text:p>
          </table:table-cell>
          <table:table-cell office:value-type="string" table:style-name="ce1">
            <text:p>Mexi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National Central Universit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National University of Colombia</text:p>
          </table:table-cell>
          <table:table-cell office:value-type="string" table:style-name="ce1">
            <text:p>Colom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National Taipei University of Technolog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National Taiwan Ocean Universit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National Institute of Technology Rourkela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Necmettin Erbakan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Niigata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Northwest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Oakland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Óbuda University</text:p>
          </table:table-cell>
          <table:table-cell office:value-type="string" table:style-name="ce1">
            <text:p>Hungar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Okayama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Oviedo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Palacký University Olomouc</text:p>
          </table:table-cell>
          <table:table-cell office:value-type="string" table:style-name="ce1">
            <text:p>Czech Republi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Patras</text:p>
          </table:table-cell>
          <table:table-cell office:value-type="string" table:style-name="ce1">
            <text:p>Gree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Pavol Jozef Šafárik University in Košice</text:p>
          </table:table-cell>
          <table:table-cell office:value-type="string" table:style-name="ce1">
            <text:p>Slovak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Pécs</text:p>
          </table:table-cell>
          <table:table-cell office:value-type="string" table:style-name="ce1">
            <text:p>Hungar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PMAS Arid Agriculture University Rawalpindi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Polytechnic Institute of Porto</text:p>
          </table:table-cell>
          <table:table-cell office:value-type="string" table:style-name="ce1">
            <text:p>Portuga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Pondicherry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Portland State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Port Said University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Public University of Navarre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Puerto Rico</text:p>
          </table:table-cell>
          <table:table-cell office:value-type="string" table:style-name="ce1">
            <text:p>Puerto Ri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Pusan National University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Reichman University</text:p>
          </table:table-cell>
          <table:table-cell office:value-type="string" table:style-name="ce1">
            <text:p>Israe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Rey Juan Carlos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Rikkyo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Robert Gordon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Rochester Institute of Technolog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Rowan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Sahand University of Technology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Sakarya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dad San Francisco de Quito</text:p>
          </table:table-cell>
          <table:table-cell office:value-type="string" table:style-name="ce1">
            <text:p>Ecuad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Sargodha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Semnan University of Medical Sciences and Health Services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Seville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Shahid Beheshti University of Medical Sciences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Shahrekord University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Shahrood University of Technology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Shanghai Maritime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Sidi Mohamed Ben Abdellah University</text:p>
          </table:table-cell>
          <table:table-cell office:value-type="string" table:style-name="ce1">
            <text:p>Moroc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Siksha ‘O’ Anusandhan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Social Welfare and Rehabilitation Sciences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Sogang University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Sohag University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South Africa</text:p>
          </table:table-cell>
          <table:table-cell office:value-type="string" table:style-name="ce1">
            <text:p>South Afric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South Dakota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the South Pacific</text:p>
          </table:table-cell>
          <table:table-cell office:value-type="string" table:style-name="ce1">
            <text:p>Fiji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South Valley University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South Wales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Split</text:p>
          </table:table-cell>
          <table:table-cell office:value-type="string" table:style-name="ce1">
            <text:p>Croat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Ştefan cel Mare University of Suceava</text:p>
          </table:table-cell>
          <table:table-cell office:value-type="string" table:style-name="ce1">
            <text:p>Roma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St Marianna University School of Medicine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Sunderland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SWPS University of Social Sciences and Humanities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Szeged</text:p>
          </table:table-cell>
          <table:table-cell office:value-type="string" table:style-name="ce1">
            <text:p>Hungar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Tallinn University</text:p>
          </table:table-cell>
          <table:table-cell office:value-type="string" table:style-name="ce1">
            <text:p>Esto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Technical University of Crete</text:p>
          </table:table-cell>
          <table:table-cell office:value-type="string" table:style-name="ce1">
            <text:p>Gree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Technical University of Madrid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Technological University Dublin</text:p>
          </table:table-cell>
          <table:table-cell office:value-type="string" table:style-name="ce1">
            <text:p>Ire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Teesside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Texas Rio Grande Valle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Tokyo Medical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Tokyo Metropolitan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Tomsk Polytechnic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Toyota Technological Institute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Trás-os-Montes and Alto Douro</text:p>
          </table:table-cell>
          <table:table-cell office:value-type="string" table:style-name="ce1">
            <text:p>Portuga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i Tunku Abdul Rahman (UTAR)</text:p>
          </table:table-cell>
          <table:table-cell office:value-type="string" table:style-name="ce1">
            <text:p>Malay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fa State Petroleum Technologic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rmia University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Veterinary and Animal Sciences, Lahore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Vietnam National University, Hanoi</text:p>
          </table:table-cell>
          <table:table-cell office:value-type="string" table:style-name="ce1">
            <text:p>Vietna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Vigo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Waseda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Westminster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Wuhan University of Technolog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Xidian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Yarmouk University</text:p>
          </table:table-cell>
          <table:table-cell office:value-type="string" table:style-name="ce1">
            <text:p>Jord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Yasouj University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Yıldız Technical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Zaragoza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Zhejiang Gongshang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Zhejiang University of Technolog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Žilina</text:p>
          </table:table-cell>
          <table:table-cell office:value-type="string" table:style-name="ce1">
            <text:p>Slovak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001–1200</text:p>
          </table:table-cell>
          <table:table-cell office:value-type="string" table:style-name="ce1">
            <text:p>University of Zimbabwe</text:p>
          </table:table-cell>
          <table:table-cell office:value-type="string" table:style-name="ce1">
            <text:p>Zimbabw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é 8 Mai 1945 Guelma</text:p>
          </table:table-cell>
          <table:table-cell office:value-type="string" table:style-name="ce1">
            <text:p>Al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Abdelmalek Essaâdi University</text:p>
          </table:table-cell>
          <table:table-cell office:value-type="string" table:style-name="ce1">
            <text:p>Moroc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Acharya Nagarjuna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Acıbadem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Adolfo Ibáñez University</text:p>
          </table:table-cell>
          <table:table-cell office:value-type="string" table:style-name="ce1">
            <text:p>Chil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AGH University of Science and Technology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Aichi Medical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as Airlangga</text:p>
          </table:table-cell>
          <table:table-cell office:value-type="string" table:style-name="ce1">
            <text:p>Indone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Akdeniz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Alicante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Altai State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Anadolu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the Andes, Chile</text:p>
          </table:table-cell>
          <table:table-cell office:value-type="string" table:style-name="ce1">
            <text:p>Chil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Andhra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dad Andrés Bello (UNAB)</text:p>
          </table:table-cell>
          <table:table-cell office:value-type="string" table:style-name="ce1">
            <text:p>Chil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Ankara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Antioquia</text:p>
          </table:table-cell>
          <table:table-cell office:value-type="string" table:style-name="ce1">
            <text:p>Colom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Arab Academy for Science, Technology and Maritime Transport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Arak University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Ariel University</text:p>
          </table:table-cell>
          <table:table-cell office:value-type="string" table:style-name="ce1">
            <text:p>Israe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Atatürk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Austral University of Chile</text:p>
          </table:table-cell>
          <table:table-cell office:value-type="string" table:style-name="ce1">
            <text:p>Chil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Banasthali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Bandung Institute of Technology (ITB)</text:p>
          </table:table-cell>
          <table:table-cell office:value-type="string" table:style-name="ce1">
            <text:p>Indone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Bangladesh Agricultural University (BAU)</text:p>
          </table:table-cell>
          <table:table-cell office:value-type="string" table:style-name="ce1">
            <text:p>Bangladesh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Bangladesh University of Engineering and Technology</text:p>
          </table:table-cell>
          <table:table-cell office:value-type="string" table:style-name="ce1">
            <text:p>Bangladesh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Benin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Bezmiâlem Vakif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BINUS University</text:p>
          </table:table-cell>
          <table:table-cell office:value-type="string" table:style-name="ce1">
            <text:p>Indone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Bozok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Brasília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The British University in Egypt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Brno University of Technology</text:p>
          </table:table-cell>
          <table:table-cell office:value-type="string" table:style-name="ce1">
            <text:p>Czech Republi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Bu-Ali Sina University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Bucharest</text:p>
          </table:table-cell>
          <table:table-cell office:value-type="string" table:style-name="ce1">
            <text:p>Roma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Budapest University of Technology and Economics</text:p>
          </table:table-cell>
          <table:table-cell office:value-type="string" table:style-name="ce1">
            <text:p>Hungar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Cadiz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Canterbury Christ Church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Carthage</text:p>
          </table:table-cell>
          <table:table-cell office:value-type="string" table:style-name="ce1">
            <text:p>Tuni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The Catholic University of Korea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Catholic University of the North</text:p>
          </table:table-cell>
          <table:table-cell office:value-type="string" table:style-name="ce1">
            <text:p>Chil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Chang Gung University of Science and Technolog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Chemistry and Technology, Prague</text:p>
          </table:table-cell>
          <table:table-cell office:value-type="string" table:style-name="ce1">
            <text:p>Czech Republi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Chester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Chosun University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Chungbuk National University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Chungnam National University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Chung Yuan Christian Universit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Cochin University of Science and Technolog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Colorado Colorado Springs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Concepción</text:p>
          </table:table-cell>
          <table:table-cell office:value-type="string" table:style-name="ce1">
            <text:p>Chil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Corvinus University of Budapest</text:p>
          </table:table-cell>
          <table:table-cell office:value-type="string" table:style-name="ce1">
            <text:p>Hungar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Czech Technical University in Prague</text:p>
          </table:table-cell>
          <table:table-cell office:value-type="string" table:style-name="ce1">
            <text:p>Czech Republi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Damghan University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De La Salle University</text:p>
          </table:table-cell>
          <table:table-cell office:value-type="string" table:style-name="ce1">
            <text:p>Philippin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Del Rosario University</text:p>
          </table:table-cell>
          <table:table-cell office:value-type="string" table:style-name="ce1">
            <text:p>Colom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Democritus University of Thrace</text:p>
          </table:table-cell>
          <table:table-cell office:value-type="string" table:style-name="ce1">
            <text:p>Gree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Dokuz Eylül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Ege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Ehime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El Bosque University</text:p>
          </table:table-cell>
          <table:table-cell office:value-type="string" table:style-name="ce1">
            <text:p>Colom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The University of Electro-Communications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Erciyes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Escuela Superior Politécnica del Litoral</text:p>
          </table:table-cell>
          <table:table-cell office:value-type="string" table:style-name="ce1">
            <text:p>Ecuad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dade do Estado do Rio de Janeiro (UERJ)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Far Eastern Feder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dade Federal do ABC (UFABC)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dade Federal da Bahia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Federal University of Espírito Santo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Federal University of Goiás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Federal University of Lavras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dade Federal do Paraná (UFPR)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Federal University of Rio Grande do Norte (UFRN)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Federal University of Santa Maria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Federal University of São Carlos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Federal University of Uberlândia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Federal University of Viçosa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Federico Santa María Technical University</text:p>
          </table:table-cell>
          <table:table-cell office:value-type="string" table:style-name="ce1">
            <text:p>Chil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Fort Hare</text:p>
          </table:table-cell>
          <table:table-cell office:value-type="string" table:style-name="ce1">
            <text:p>South Afric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La Frontera</text:p>
          </table:table-cell>
          <table:table-cell office:value-type="string" table:style-name="ce1">
            <text:p>Chil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Fujian Normal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é de Gabès</text:p>
          </table:table-cell>
          <table:table-cell office:value-type="string" table:style-name="ce1">
            <text:p>Tuni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as Gadjah Mada</text:p>
          </table:table-cell>
          <table:table-cell office:value-type="string" table:style-name="ce1">
            <text:p>Indone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Gazi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Gdańsk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Gdańsk University of Technology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Gebze Technical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Georgia Southern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German University in Cairo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Gifu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Government College University Lahore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Grand Valley State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Gunma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Gyeongsang National University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Hallym University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Harbin Engineering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Hasanuddin University</text:p>
          </table:table-cell>
          <table:table-cell office:value-type="string" table:style-name="ce1">
            <text:p>Indone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The Hashemite University</text:p>
          </table:table-cell>
          <table:table-cell office:value-type="string" table:style-name="ce1">
            <text:p>Jord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é Hassan II de Casablanca</text:p>
          </table:table-cell>
          <table:table-cell office:value-type="string" table:style-name="ce1">
            <text:p>Moroc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é Polytechnique Hauts-de-France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Helwan University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Hosei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Hradec Králové</text:p>
          </table:table-cell>
          <table:table-cell office:value-type="string" table:style-name="ce1">
            <text:p>Czech Republi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Hungarian University of Agriculture and Life Sciences</text:p>
          </table:table-cell>
          <table:table-cell office:value-type="string" table:style-name="ce1">
            <text:p>Hungar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Ilorin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Immanuel Kant Baltic Feder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Incheon National University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Indian Institute of Science Education and Research Bhopal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International Hellenic University</text:p>
          </table:table-cell>
          <table:table-cell office:value-type="string" table:style-name="ce1">
            <text:p>Gree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IPB University</text:p>
          </table:table-cell>
          <table:table-cell office:value-type="string" table:style-name="ce1">
            <text:p>Indone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Irkutsk National Research Technic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Isfahan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Istanbul Medipol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Ivan Franko National University of Lviv</text:p>
          </table:table-cell>
          <table:table-cell office:value-type="string" table:style-name="ce1">
            <text:p>Ukra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Jawaharlal Nehru Technological University Anantapur (JNTUA)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Jeju National University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Jianghan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Kagawa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Kanazawa Medical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Kangwon National University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Karabük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Kaunas University of Technology</text:p>
          </table:table-cell>
          <table:table-cell office:value-type="string" table:style-name="ce1">
            <text:p>Lithua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Kazan National Research Technic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Kazan National Research Technologic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Kazan State Medic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Kharazmi University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Khon Kaen University</text:p>
          </table:table-cell>
          <table:table-cell office:value-type="string" table:style-name="ce1">
            <text:p>Thai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Khulna University of Engineering and Technology (KUET)</text:p>
          </table:table-cell>
          <table:table-cell office:value-type="string" table:style-name="ce1">
            <text:p>Bangladesh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King Mongkut's University of Technology North Bangkok</text:p>
          </table:table-cell>
          <table:table-cell office:value-type="string" table:style-name="ce1">
            <text:p>Thai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Kitasato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Kochi University of Technolog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i Kuala Lumpur</text:p>
          </table:table-cell>
          <table:table-cell office:value-type="string" table:style-name="ce1">
            <text:p>Malay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Kyushu Institute of Technology (Kyutech)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Lahore College for Women University (LCWU)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Lethbridge</text:p>
          </table:table-cell>
          <table:table-cell office:value-type="string" table:style-name="ce1">
            <text:p>Canad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L.N. Gumilyov Eurasian National University</text:p>
          </table:table-cell>
          <table:table-cell office:value-type="string" table:style-name="ce1">
            <text:p>Kazakh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Lobachevsky State University of Nizhni Novgorod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Londrina State University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Lucknow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Lumière University, Lyon 2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Malaga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i Malaysia Kelantan</text:p>
          </table:table-cell>
          <table:table-cell office:value-type="string" table:style-name="ce1">
            <text:p>Malay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i Malaysia Sarawak (UNIMAS)</text:p>
          </table:table-cell>
          <table:table-cell office:value-type="string" table:style-name="ce1">
            <text:p>Malay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Maribor</text:p>
          </table:table-cell>
          <table:table-cell office:value-type="string" table:style-name="ce1">
            <text:p>Slove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Marmara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Mendel University in Brno</text:p>
          </table:table-cell>
          <table:table-cell office:value-type="string" table:style-name="ce1">
            <text:p>Czech Republi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Metropolitan Autonomous University</text:p>
          </table:table-cell>
          <table:table-cell office:value-type="string" table:style-name="ce1">
            <text:p>Mexi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Mie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Ming Chi University of Technolog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Mohammed V University of Rabat</text:p>
          </table:table-cell>
          <table:table-cell office:value-type="string" table:style-name="ce1">
            <text:p>Moroc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Monastir</text:p>
          </table:table-cell>
          <table:table-cell office:value-type="string" table:style-name="ce1">
            <text:p>Tuni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Moscow Aviation Institute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Moscow State University of Civil Engineering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Multimedia University</text:p>
          </table:table-cell>
          <table:table-cell office:value-type="string" table:style-name="ce1">
            <text:p>Malay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Mumbai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Mysore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Nagaoka University of Technolog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Nagasaki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Nagoya City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National Chengchi Universit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National Chin-Yi University of Technolog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National Chung Cheng Universit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National Chung Hsing Universit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National University of Distance Education (UNED)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National Dong Hwa Universit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National Research University of Electronic Technology (MIET)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National Research Saratov State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National University of San Martín</text:p>
          </table:table-cell>
          <table:table-cell office:value-type="string" table:style-name="ce1">
            <text:p>Argent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National Technical University Kharkiv Polytechnic Institute</text:p>
          </table:table-cell>
          <table:table-cell office:value-type="string" table:style-name="ce1">
            <text:p>Ukra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National Technical University of Ukraine – Igor Sikorsky Kyiv Polytechnic Institute</text:p>
          </table:table-cell>
          <table:table-cell office:value-type="string" table:style-name="ce1">
            <text:p>Ukra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Nicolaus Copernicus University in Toruń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Nigeria Nsukka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Slovak University of Agriculture in Nitra</text:p>
          </table:table-cell>
          <table:table-cell office:value-type="string" table:style-name="ce1">
            <text:p>Slovak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North Carolina Wilmington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North China Electric Power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the North, Colombia</text:p>
          </table:table-cell>
          <table:table-cell office:value-type="string" table:style-name="ce1">
            <text:p>Colom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Obafemi Awolowo University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Oles Honchar Dnipro National University</text:p>
          </table:table-cell>
          <table:table-cell office:value-type="string" table:style-name="ce1">
            <text:p>Ukra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Opole University of Technology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Oran 1 University</text:p>
          </table:table-cell>
          <table:table-cell office:value-type="string" table:style-name="ce1">
            <text:p>Al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Osaka Metropolitan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Osmania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Ostrava</text:p>
          </table:table-cell>
          <table:table-cell office:value-type="string" table:style-name="ce1">
            <text:p>Czech Republi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Pannonia</text:p>
          </table:table-cell>
          <table:table-cell office:value-type="string" table:style-name="ce1">
            <text:p>Hungar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Paris Nanterre University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Pau and Pays de l’Adour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as Pendidikan Indonesia</text:p>
          </table:table-cell>
          <table:table-cell office:value-type="string" table:style-name="ce1">
            <text:p>Indone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Persian Gulf University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Pirogov Russian National Research Medic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Pontifical Catholic University of Peru</text:p>
          </table:table-cell>
          <table:table-cell office:value-type="string" table:style-name="ce1">
            <text:p>Peru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Pontifical Catholic University of Valparaíso</text:p>
          </table:table-cell>
          <table:table-cell office:value-type="string" table:style-name="ce1">
            <text:p>Chil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Pontifícia Universidade Católica do Paraná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Poznan University of Medical Sciences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Poznan University of Technology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Primorska</text:p>
          </table:table-cell>
          <table:table-cell office:value-type="string" table:style-name="ce1">
            <text:p>Slove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Prince of Songkla University</text:p>
          </table:table-cell>
          <table:table-cell office:value-type="string" table:style-name="ce1">
            <text:p>Thai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Qassim University</text:p>
          </table:table-cell>
          <table:table-cell office:value-type="string" table:style-name="ce1">
            <text:p>Saudi Ara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Riga Technical University</text:p>
          </table:table-cell>
          <table:table-cell office:value-type="string" table:style-name="ce1">
            <text:p>Latv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Ritsumeikan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the Ryukyus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Saga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é Saint-Joseph de Beyrouth</text:p>
          </table:table-cell>
          <table:table-cell office:value-type="string" table:style-name="ce1">
            <text:p>Leban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Saitama Medical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Samara National Research University (Samara University)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Santiago, Chile (USACH)</text:p>
          </table:table-cell>
          <table:table-cell office:value-type="string" table:style-name="ce1">
            <text:p>Chil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Sapporo Medical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SASTRA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Sathyabama Institute of Science and Technolog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as Sebelas Maret</text:p>
          </table:table-cell>
          <table:table-cell office:value-type="string" table:style-name="ce1">
            <text:p>Indone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Selçuk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Semnan University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Seoul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Seoul National University of Science and Technology (SeoulTech)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Sfax</text:p>
          </table:table-cell>
          <table:table-cell office:value-type="string" table:style-name="ce1">
            <text:p>Tuni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Shahed University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Shahid Bahonar University of Kerman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​Shahid Chamran University of Ahvaz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Shahid Rajaee Teacher Training University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Shanghai for Science and Technolog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Shibaura Institute of Technolog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Shiga University of Medical Science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Shinshu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Showa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Siberian Feder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Silesian University of Technology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Sofia University</text:p>
          </table:table-cell>
          <table:table-cell office:value-type="string" table:style-name="ce1">
            <text:p>Bulga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Soonchunhyang University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Soongsil University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é Sorbonne Nouvelle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Sousse</text:p>
          </table:table-cell>
          <table:table-cell office:value-type="string" table:style-name="ce1">
            <text:p>Tuni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Southern Feder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Southwest Jiaotong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Sri Venkateswara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SRM Institute of Science and Technolog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Staffordshire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State University of Malang</text:p>
          </table:table-cell>
          <table:table-cell office:value-type="string" table:style-name="ce1">
            <text:p>Indone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St Petersburg Electrotechnical University (LETI)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Suranaree University of Technology</text:p>
          </table:table-cell>
          <table:table-cell office:value-type="string" table:style-name="ce1">
            <text:p>Thai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Talca</text:p>
          </table:table-cell>
          <table:table-cell office:value-type="string" table:style-name="ce1">
            <text:p>Chil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Tamkang Universit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Tarapacá</text:p>
          </table:table-cell>
          <table:table-cell office:value-type="string" table:style-name="ce1">
            <text:p>Chil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Taras Shevchenko National University of Kyiv</text:p>
          </table:table-cell>
          <table:table-cell office:value-type="string" table:style-name="ce1">
            <text:p>Ukra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Technical University of Košice</text:p>
          </table:table-cell>
          <table:table-cell office:value-type="string" table:style-name="ce1">
            <text:p>Slovak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Technological University of Pereira</text:p>
          </table:table-cell>
          <table:table-cell office:value-type="string" table:style-name="ce1">
            <text:p>Colom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Technology of Compiègne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Technology of Troyes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Teikyo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i Teknikal Malaysia Melaka</text:p>
          </table:table-cell>
          <table:table-cell office:value-type="string" table:style-name="ce1">
            <text:p>Malay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Institut Teknologi Sepuluh Nopember</text:p>
          </table:table-cell>
          <table:table-cell office:value-type="string" table:style-name="ce1">
            <text:p>Indone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Texas State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Tezpur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Thammasat University</text:p>
          </table:table-cell>
          <table:table-cell office:value-type="string" table:style-name="ce1">
            <text:p>Thai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The John Paul II Catholic University of Lublin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TOBB University of Economics and Technolog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Toho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Tokai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Tokat Gaziosmanpaşa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Tokushima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Tokyo University of Agriculture and Technolog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Tokyo University of Marine Science and Technolog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Tokyo University of Science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Tomas Bata University in Zlín</text:p>
          </table:table-cell>
          <table:table-cell office:value-type="string" table:style-name="ce1">
            <text:p>Czech Republi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Toyama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Toyohashi University of Technology (TUT)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Transilvania University of Brașov</text:p>
          </table:table-cell>
          <table:table-cell office:value-type="string" table:style-name="ce1">
            <text:p>Roma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Tshwane University of Technology</text:p>
          </table:table-cell>
          <table:table-cell office:value-type="string" table:style-name="ce1">
            <text:p>South Afric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Tunghai Universit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Tunis El Manar</text:p>
          </table:table-cell>
          <table:table-cell office:value-type="string" table:style-name="ce1">
            <text:p>Tuni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Tzu Chi Universit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R – International University of La Rioja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sinos University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é Chouaïb Doukkali</text:p>
          </table:table-cell>
          <table:table-cell office:value-type="string" table:style-name="ce1">
            <text:p>Moroc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i Malaysia Terengganu (UMT)</text:p>
          </table:table-cell>
          <table:table-cell office:value-type="string" table:style-name="ce1">
            <text:p>Malay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i Tun Hussein Onn Malaysia (UTHM)</text:p>
          </table:table-cell>
          <table:table-cell office:value-type="string" table:style-name="ce1">
            <text:p>Malay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ral Feder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SAMV Cluj-Napoca</text:p>
          </table:table-cell>
          <table:table-cell office:value-type="string" table:style-name="ce1">
            <text:p>Roma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Valladolid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Veltech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Venda</text:p>
          </table:table-cell>
          <table:table-cell office:value-type="string" table:style-name="ce1">
            <text:p>South Afric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Vignan’s Foundation for Science, Technology and Research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Vilnius Gediminas Technical University (Vilnius Tech)</text:p>
          </table:table-cell>
          <table:table-cell office:value-type="string" table:style-name="ce1">
            <text:p>Lithua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Visvesvaraya National Institute of Technology, Nagpur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V.N. Karazin Kharkiv National University</text:p>
          </table:table-cell>
          <table:table-cell office:value-type="string" table:style-name="ce1">
            <text:p>Ukra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Volgograd State Technic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Voronezh State Technic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Vytautas Magnus University</text:p>
          </table:table-cell>
          <table:table-cell office:value-type="string" table:style-name="ce1">
            <text:p>Lithua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Warsaw University of Life Sciences – SGGW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Warsaw University of Technology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West Bohemia</text:p>
          </table:table-cell>
          <table:table-cell office:value-type="string" table:style-name="ce1">
            <text:p>Czech Republi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Western Macedonia</text:p>
          </table:table-cell>
          <table:table-cell office:value-type="string" table:style-name="ce1">
            <text:p>Gree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Western Michigan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Wrocław University of Environmental and Life Sciences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Wrocław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Wuhan Textile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Xiangtan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Xuzhou Medical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Yamagata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Yamanashi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Yazd University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Yokohama National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Yuan Ze Universit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Yuriy Fedkovych Chernivtsi National University</text:p>
          </table:table-cell>
          <table:table-cell office:value-type="string" table:style-name="ce1">
            <text:p>Ukra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Zagreb</text:p>
          </table:table-cell>
          <table:table-cell office:value-type="string" table:style-name="ce1">
            <text:p>Croat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University of Zanjan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201–1500</text:p>
          </table:table-cell>
          <table:table-cell office:value-type="string" table:style-name="ce1">
            <text:p>Zanjan University of Medical Sciences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Abou Bekr Belkaïd Tlemcen</text:p>
          </table:table-cell>
          <table:table-cell office:value-type="string" table:style-name="ce1">
            <text:p>Al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Akita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Aksaray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Alexandru Ioan Cuza University</text:p>
          </table:table-cell>
          <table:table-cell office:value-type="string" table:style-name="ce1">
            <text:p>Roma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Alzahra University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the Andes, Venezuela</text:p>
          </table:table-cell>
          <table:table-cell office:value-type="string" table:style-name="ce1">
            <text:p>Venezuel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Annamalai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Aoyama Gakuin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dad Autónoma Chapingo</text:p>
          </table:table-cell>
          <table:table-cell office:value-type="string" table:style-name="ce1">
            <text:p>Mexi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dad Autónoma de Ciudad Juárez</text:p>
          </table:table-cell>
          <table:table-cell office:value-type="string" table:style-name="ce1">
            <text:p>Mexi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dad Autónoma de Coahuila</text:p>
          </table:table-cell>
          <table:table-cell office:value-type="string" table:style-name="ce1">
            <text:p>Mexi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dad Autónoma del Estado de Hidalgo</text:p>
          </table:table-cell>
          <table:table-cell office:value-type="string" table:style-name="ce1">
            <text:p>Mexi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dad Autónoma del Estado de Mexico (UAEMex)</text:p>
          </table:table-cell>
          <table:table-cell office:value-type="string" table:style-name="ce1">
            <text:p>Mexi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dad Autónoma del Estado de Morelos</text:p>
          </table:table-cell>
          <table:table-cell office:value-type="string" table:style-name="ce1">
            <text:p>Mexi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dad Autónoma de Nuevo León (UANL)</text:p>
          </table:table-cell>
          <table:table-cell office:value-type="string" table:style-name="ce1">
            <text:p>Mexi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dad Autónoma de Querétaro</text:p>
          </table:table-cell>
          <table:table-cell office:value-type="string" table:style-name="ce1">
            <text:p>Mexi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dad Autónoma de Yucatán</text:p>
          </table:table-cell>
          <table:table-cell office:value-type="string" table:style-name="ce1">
            <text:p>Mexi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Autonomous University of Baja California</text:p>
          </table:table-cell>
          <table:table-cell office:value-type="string" table:style-name="ce1">
            <text:p>Mexi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Badji Mokhtar University – Annaba</text:p>
          </table:table-cell>
          <table:table-cell office:value-type="string" table:style-name="ce1">
            <text:p>Al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Baghdad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Baku State University</text:p>
          </table:table-cell>
          <table:table-cell office:value-type="string" table:style-name="ce1">
            <text:p>Azerbaij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Bashkir State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Başkent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Basrah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Béjaïa</text:p>
          </table:table-cell>
          <table:table-cell office:value-type="string" table:style-name="ce1">
            <text:p>Al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Belarusian State University</text:p>
          </table:table-cell>
          <table:table-cell office:value-type="string" table:style-name="ce1">
            <text:p>Belaru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Belgorod State National Research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Benemérita Universidad Autónoma de Puebla</text:p>
          </table:table-cell>
          <table:table-cell office:value-type="string" table:style-name="ce1">
            <text:p>Mexi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Bialystok University of Technology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Bío-Bío</text:p>
          </table:table-cell>
          <table:table-cell office:value-type="string" table:style-name="ce1">
            <text:p>Chil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Biskra</text:p>
          </table:table-cell>
          <table:table-cell office:value-type="string" table:style-name="ce1">
            <text:p>Al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Blida 1 University</text:p>
          </table:table-cell>
          <table:table-cell office:value-type="string" table:style-name="ce1">
            <text:p>Al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Bolu Abant Izzet Baysal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Brawijaya</text:p>
          </table:table-cell>
          <table:table-cell office:value-type="string" table:style-name="ce1">
            <text:p>Indone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Burapha University</text:p>
          </table:table-cell>
          <table:table-cell office:value-type="string" table:style-name="ce1">
            <text:p>Thai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Bursa Uludağ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Catholic University of Brasília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Caxias do Sul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Ceará State University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Manisa Celal Bayar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Chaoyang University of Technolog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Chiba Institute of Technolog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Chinese Culture Universit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Chubu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Chuo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Colima</text:p>
          </table:table-cell>
          <table:table-cell office:value-type="string" table:style-name="ce1">
            <text:p>Mexi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Comillas Pontifical University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Communication University of China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Cracow University of Technology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Craiova</text:p>
          </table:table-cell>
          <table:table-cell office:value-type="string" table:style-name="ce1">
            <text:p>Roma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Cukurova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Dar es Salaam</text:p>
          </table:table-cell>
          <table:table-cell office:value-type="string" table:style-name="ce1">
            <text:p>Tanza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Dicle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Diponegoro University</text:p>
          </table:table-cell>
          <table:table-cell office:value-type="string" table:style-name="ce1">
            <text:p>Indone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Dokkyo Medical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Doshisha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Dumlupinar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Dunarea de Jos University of Galati</text:p>
          </table:table-cell>
          <table:table-cell office:value-type="string" table:style-name="ce1">
            <text:p>Roma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EAFIT University</text:p>
          </table:table-cell>
          <table:table-cell office:value-type="string" table:style-name="ce1">
            <text:p>Colom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Erzincan Binali Yıldırım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Escuela Politécnica Nacional</text:p>
          </table:table-cell>
          <table:table-cell office:value-type="string" table:style-name="ce1">
            <text:p>Ecuad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Eskişehir Osmangazi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dade do Estado de Santa Catarina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dade Estadual do Norte Fluminense Darcy Ribeiro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dade Estadual de Maringá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dade Estadual do Oeste do Paraná (Unioeste)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Federal University of Agriculture, Abeokuta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dade Federal do Ceará (UFC)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dade Federal de Ciências da Saúde de Porto Alegre (UFCSPA)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dade Federal do Triângulo Mineiro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dade Federal do Vale do São Francisco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Federal University of Itajubá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dade Federal de Juiz de Fora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dade Federal do Maranhão (UFMA)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Federal University of Mato Grosso do Sul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dade Federal de Ouro Preto (UFOP)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Federal University of Pará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Federal University of Paraí­ba (UFPB)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Federal University of Pelotas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Federal University of Pernambuco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Federal University of Piauí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Federal Rural University of Pernambuco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dade Federal Rural do Semi-Arido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Federal University of the State of Rio de Janeiro (UNIRIO)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Federal University of Vales do Jequitinhonha e Mucuri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Feng Chia Universit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Fluminense Federal University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é Frères Mentouri Constantine 1</text:p>
          </table:table-cell>
          <table:table-cell office:value-type="string" table:style-name="ce1">
            <text:p>Al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dad de las Fuerzas Armadas – ESPE</text:p>
          </table:table-cell>
          <table:table-cell office:value-type="string" table:style-name="ce1">
            <text:p>Ecuad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Fukui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Fukuoka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Gaziantep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George Emil Palade University of Medicine, Pharmacy, Science, and Technology of Targu Mures</text:p>
          </table:table-cell>
          <table:table-cell office:value-type="string" table:style-name="ce1">
            <text:p>Roma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Gheorghe Asachi Technical University of Iaşi</text:p>
          </table:table-cell>
          <table:table-cell office:value-type="string" table:style-name="ce1">
            <text:p>Roma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GITAM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Grigore T. Popa University of Medicine and Pharmacy</text:p>
          </table:table-cell>
          <table:table-cell office:value-type="string" table:style-name="ce1">
            <text:p>Roma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Guadalajara</text:p>
          </table:table-cell>
          <table:table-cell office:value-type="string" table:style-name="ce1">
            <text:p>Mexi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Guanajuato</text:p>
          </table:table-cell>
          <table:table-cell office:value-type="string" table:style-name="ce1">
            <text:p>Mexi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Gubkin Russian State University of Oil and Gas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Hanoi University of Science and Technology</text:p>
          </table:table-cell>
          <table:table-cell office:value-type="string" table:style-name="ce1">
            <text:p>Vietna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é Hassan 1er</text:p>
          </table:table-cell>
          <table:table-cell office:value-type="string" table:style-name="ce1">
            <text:p>Moroc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Havana</text:p>
          </table:table-cell>
          <table:table-cell office:value-type="string" table:style-name="ce1">
            <text:p>Cub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Hellenic Open University</text:p>
          </table:table-cell>
          <table:table-cell office:value-type="string" table:style-name="ce1">
            <text:p>Gree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Hue University</text:p>
          </table:table-cell>
          <table:table-cell office:value-type="string" table:style-name="ce1">
            <text:p>Vietna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Hyogo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Ibaraki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dad Industrial de Santander (UIS)</text:p>
          </table:table-cell>
          <table:table-cell office:value-type="string" table:style-name="ce1">
            <text:p>Colom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Industrial University of Tyumen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Inönü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Instituto Politécnico Nacional (IPN)</text:p>
          </table:table-cell>
          <table:table-cell office:value-type="string" table:style-name="ce1">
            <text:p>Mexi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Irkutsk State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I-Shou Universit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Islamic University of Indonesia</text:p>
          </table:table-cell>
          <table:table-cell office:value-type="string" table:style-name="ce1">
            <text:p>Indone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Ivane Javakhishvili Tbilisi State University</text:p>
          </table:table-cell>
          <table:table-cell office:value-type="string" table:style-name="ce1">
            <text:p>Georg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Ivanovo State University of Chemistry and Technolog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Iwate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Izmir Institute of Technolog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Jan Evangelista Purkyně University</text:p>
          </table:table-cell>
          <table:table-cell office:value-type="string" table:style-name="ce1">
            <text:p>Czech Republi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Jean Moulin University – Lyon 3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Kagoshima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Kanagawa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Kansai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Karachi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Karadeniz Technical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Kasetsart University</text:p>
          </table:table-cell>
          <table:table-cell office:value-type="string" table:style-name="ce1">
            <text:p>Thai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Kemerovo State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King Mongkut’s Institute of Technology Ladkrabang</text:p>
          </table:table-cell>
          <table:table-cell office:value-type="string" table:style-name="ce1">
            <text:p>Thai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Kirikkale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Kocaeli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Kochi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Kogakuin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Kookmin University</text:p>
          </table:table-cell>
          <table:table-cell office:value-type="string" table:style-name="ce1">
            <text:p>South Kore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Kufa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Kwansei Gakuin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Kyoto Sangyo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Kyoto Institute of Technolog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Ladoke Akintola University of Technology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Latvia University of Life Sciences and Technologies</text:p>
          </table:table-cell>
          <table:table-cell office:value-type="string" table:style-name="ce1">
            <text:p>Latv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Łódź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Lodz University of Technology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Lucian Blaga University of Sibiu</text:p>
          </table:table-cell>
          <table:table-cell office:value-type="string" table:style-name="ce1">
            <text:p>Roma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Macerata (UNIMC)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Mackenzie Presbyterian University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Mahasarakham University</text:p>
          </table:table-cell>
          <table:table-cell office:value-type="string" table:style-name="ce1">
            <text:p>Thai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Mapúa University</text:p>
          </table:table-cell>
          <table:table-cell office:value-type="string" table:style-name="ce1">
            <text:p>Philippin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Maria Curie-Skłodowska University (UMCS)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Matej Bel University</text:p>
          </table:table-cell>
          <table:table-cell office:value-type="string" table:style-name="ce1">
            <text:p>Slovak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Medical University of Silesia in Katowice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Meiji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Meijo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Mendeleev University of Chemical Technolog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M’Hamed Bougara University of Boumerdès</text:p>
          </table:table-cell>
          <table:table-cell office:value-type="string" table:style-name="ce1">
            <text:p>Al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dad Michoacana de San Nicolás de Hidalgo</text:p>
          </table:table-cell>
          <table:table-cell office:value-type="string" table:style-name="ce1">
            <text:p>Mexi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Ming Chuan Universit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MIREA - Russian Technologic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Miskolc</text:p>
          </table:table-cell>
          <table:table-cell office:value-type="string" table:style-name="ce1">
            <text:p>Hungar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Miyazaki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Mohamed Boudiaf of M’Sila</text:p>
          </table:table-cell>
          <table:table-cell office:value-type="string" table:style-name="ce1">
            <text:p>Al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Montenegro</text:p>
          </table:table-cell>
          <table:table-cell office:value-type="string" table:style-name="ce1">
            <text:p>Montenegr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Moscow Polytechnic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Moscow Power Engineering Institute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Mosul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é Mouloud Mammeri de Tizi-Ouzou</text:p>
          </table:table-cell>
          <table:table-cell office:value-type="string" table:style-name="ce1">
            <text:p>Al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Muroran Institute of Technolog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Mustansiriyah University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dad Nacional del Litoral</text:p>
          </table:table-cell>
          <table:table-cell office:value-type="string" table:style-name="ce1">
            <text:p>Argent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dad Nacional Mayor de San Marcos</text:p>
          </table:table-cell>
          <table:table-cell office:value-type="string" table:style-name="ce1">
            <text:p>Peru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Nagoya Institute of Technolog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Naresuan University</text:p>
          </table:table-cell>
          <table:table-cell office:value-type="string" table:style-name="ce1">
            <text:p>Thai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National Changhua University of Education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National Chiayi Universit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National Chi Nan Universit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National University of Córdoba</text:p>
          </table:table-cell>
          <table:table-cell office:value-type="string" table:style-name="ce1">
            <text:p>Argent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National Formosa Universit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National Ilan Universit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National University of Kaohsiung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National Kaohsiung University of Science and Technolog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National Taipei Universit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National United Universit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Nizhny Novgorod State Technic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Nnamdi Azikiwe University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North-Caucasus Feder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North-Eastern Feder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Northern (Arctic) Federal University named after M.V. Lomonosov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North-Western State Medical University named after I.I. Mechnikov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Nosov Magnitogorsk State Technic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dade Nove de Julho (Uninove)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Novi Sad</text:p>
          </table:table-cell>
          <table:table-cell office:value-type="string" table:style-name="ce1">
            <text:p>Ser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Novosibirsk State Technic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Nueva Granada Military University</text:p>
          </table:table-cell>
          <table:table-cell office:value-type="string" table:style-name="ce1">
            <text:p>Colom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Ochanomizu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Ogarev Mordovia State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Oita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Omsk State Technic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Ondokuz Mayis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Oradea</text:p>
          </table:table-cell>
          <table:table-cell office:value-type="string" table:style-name="ce1">
            <text:p>Roma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Osaka Institute of Technolog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Osaka Medical and Pharmaceutical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Ovidius University of Constanța</text:p>
          </table:table-cell>
          <table:table-cell office:value-type="string" table:style-name="ce1">
            <text:p>Roma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as Padjadjaran</text:p>
          </table:table-cell>
          <table:table-cell office:value-type="string" table:style-name="ce1">
            <text:p>Indone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dad Panamericana (UP)</text:p>
          </table:table-cell>
          <table:table-cell office:value-type="string" table:style-name="ce1">
            <text:p>Mexi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Pardubice</text:p>
          </table:table-cell>
          <table:table-cell office:value-type="string" table:style-name="ce1">
            <text:p>Czech Republi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Passo Fundo (UPF)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Pavlov First Saint Petersburg State Medic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Payame Noor University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Pedagogical and Technological University of Colombia</text:p>
          </table:table-cell>
          <table:table-cell office:value-type="string" table:style-name="ce1">
            <text:p>Colom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Penza State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Perm National Research Polytechnic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Perm State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Pernambuco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Platov South-Russian State Polytechnic University (NPI)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dad Politécnica Salesiana</text:p>
          </table:table-cell>
          <table:table-cell office:value-type="string" table:style-name="ce1">
            <text:p>Ecuad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Polytechnic University of Bucharest</text:p>
          </table:table-cell>
          <table:table-cell office:value-type="string" table:style-name="ce1">
            <text:p>Roma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Polytechnic University of Timişoara</text:p>
          </table:table-cell>
          <table:table-cell office:value-type="string" table:style-name="ce1">
            <text:p>Roma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Pontifical Catholic University of Minas Gerais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dad Pontificia Bolivariana (UPB)</text:p>
          </table:table-cell>
          <table:table-cell office:value-type="string" table:style-name="ce1">
            <text:p>Colom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Pontificia Universidad Católica del Ecuador</text:p>
          </table:table-cell>
          <table:table-cell office:value-type="string" table:style-name="ce1">
            <text:p>Ecuad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Prague University of Economics and Business</text:p>
          </table:table-cell>
          <table:table-cell office:value-type="string" table:style-name="ce1">
            <text:p>Czech Republi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Privolzhsky Research Medic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PSG College of Technolog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Recep Tayyip Erdoğan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Rijeka</text:p>
          </table:table-cell>
          <table:table-cell office:value-type="string" table:style-name="ce1">
            <text:p>Croat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Russian Presidential Academy of National Economy and Public Administration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R V College of Engineering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Ryukoku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Rzeszów University of Technology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La Sabana</text:p>
          </table:table-cell>
          <table:table-cell office:value-type="string" table:style-name="ce1">
            <text:p>Colom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Saitama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Samara State Technic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San Sebastián University</text:p>
          </table:table-cell>
          <table:table-cell office:value-type="string" table:style-name="ce1">
            <text:p>Chil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Satbayev University</text:p>
          </table:table-cell>
          <table:table-cell office:value-type="string" table:style-name="ce1">
            <text:p>Kazakh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Science and Technology of Oran Mohamed-Boudiaf</text:p>
          </table:table-cell>
          <table:table-cell office:value-type="string" table:style-name="ce1">
            <text:p>Al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SGH Warsaw School of Economics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Shimane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Shizuoka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Shizuoka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Siberian State Medic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Sichuan University of Science and Engineering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Silesia in Katowice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Silpakorn University</text:p>
          </table:table-cell>
          <table:table-cell office:value-type="string" table:style-name="ce1">
            <text:p>Thai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Sistan and Baluchestan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Sivas Cumhuriyet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Slovak University of Technology in Bratislava</text:p>
          </table:table-cell>
          <table:table-cell office:value-type="string" table:style-name="ce1">
            <text:p>Slovak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Sonora</text:p>
          </table:table-cell>
          <table:table-cell office:value-type="string" table:style-name="ce1">
            <text:p>Mexi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Sophia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Southwest State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Srinakharinwirot University</text:p>
          </table:table-cell>
          <table:table-cell office:value-type="string" table:style-name="ce1">
            <text:p>Thai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State University of Ponta Grossa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State University of Santa Cruz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Süleyman Demirel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as Sumatera Utara</text:p>
          </table:table-cell>
          <table:table-cell office:value-type="string" table:style-name="ce1">
            <text:p>Indone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Tamil Nadu Agricultural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Technical University of Cluj-Napoca</text:p>
          </table:table-cell>
          <table:table-cell office:value-type="string" table:style-name="ce1">
            <text:p>Roma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Technical University of Liberec</text:p>
          </table:table-cell>
          <table:table-cell office:value-type="string" table:style-name="ce1">
            <text:p>Czech Republi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Technical University of Loja</text:p>
          </table:table-cell>
          <table:table-cell office:value-type="string" table:style-name="ce1">
            <text:p>Ecuad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Technical University of Sofia</text:p>
          </table:table-cell>
          <table:table-cell office:value-type="string" table:style-name="ce1">
            <text:p>Bulga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dade Tecnológica Federal do Paraná (UTFPR)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i Teknologi MARA</text:p>
          </table:table-cell>
          <table:table-cell office:value-type="string" table:style-name="ce1">
            <text:p>Malay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Telkom University</text:p>
          </table:table-cell>
          <table:table-cell office:value-type="string" table:style-name="ce1">
            <text:p>Indone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Temuco Catholic University</text:p>
          </table:table-cell>
          <table:table-cell office:value-type="string" table:style-name="ce1">
            <text:p>Chil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Tokyo University of Agriculture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Tokyo City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Tokyo Denki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Tokyo University of Pharmacy and Life Sciences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Tomsk State University of Control Systems and Radioelectronics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Tottori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Toyo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Tunis</text:p>
          </table:table-cell>
          <table:table-cell office:value-type="string" table:style-name="ce1">
            <text:p>Tuni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Tyumen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fa State Aviation Technic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as Andalas</text:p>
          </table:table-cell>
          <table:table-cell office:value-type="string" table:style-name="ce1">
            <text:p>Indone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i Malaysia Sabah (UMS)</text:p>
          </table:table-cell>
          <table:table-cell office:value-type="string" table:style-name="ce1">
            <text:p>Malay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şak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tsunomiya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Valparaíso</text:p>
          </table:table-cell>
          <table:table-cell office:value-type="string" table:style-name="ce1">
            <text:p>Chil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Van Yüzüncü Yil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Vietnam National University (Ho Chi Minh City)</text:p>
          </table:table-cell>
          <table:table-cell office:value-type="string" table:style-name="ce1">
            <text:p>Vietna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V.I. Vernadsky Crimean Federal University (Vernadsky CFU)</text:p>
          </table:table-cell>
          <table:table-cell office:value-type="string" table:style-name="ce1">
            <text:p>Ukra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Voronezh State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VSB - Technical University of Ostrava</text:p>
          </table:table-cell>
          <table:table-cell office:value-type="string" table:style-name="ce1">
            <text:p>Czech Republi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Walailak University</text:p>
          </table:table-cell>
          <table:table-cell office:value-type="string" table:style-name="ce1">
            <text:p>Thai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Warmia and Mazury in Olsztyn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University of West Attica</text:p>
          </table:table-cell>
          <table:table-cell office:value-type="string" table:style-name="ce1">
            <text:p>Gree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West University of Timişoara</text:p>
          </table:table-cell>
          <table:table-cell office:value-type="string" table:style-name="ce1">
            <text:p>Roma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Wrocław University of Science and Technology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Yamaguchi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Yanshan University</text:p>
          </table:table-cell>
          <table:table-cell office:value-type="string" table:style-name="ce1">
            <text:p>Ch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Yeditepe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Yuri Gagarin State Technical University of Saratov (SSTU)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1501+</text:p>
          </table:table-cell>
          <table:table-cell office:value-type="string" table:style-name="ce1">
            <text:p>Zonguldak Bülent Ecevit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Abdelhamid Ibn Badis Mostaganem</text:p>
          </table:table-cell>
          <table:table-cell office:value-type="string" table:style-name="ce1">
            <text:p>Al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bdullah Gül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bertay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damawa State University, Mubi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ECC University College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ga Khan University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fe Babalola University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hl Al Bayt University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ichi Prefectural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ir University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jeenkya DY Patil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KFA University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jman University</text:p>
          </table:table-cell>
          <table:table-cell office:value-type="string" table:style-name="ce1">
            <text:p>United Arab Emir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kita Prefectural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kwa Ibom State University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l-Ayen University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lex Ekwueme Federal University Ndufu-Alike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l-Farabi University College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l Ahliyya Amman University</text:p>
          </table:table-cell>
          <table:table-cell office:value-type="string" table:style-name="ce1">
            <text:p>Jord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l-Farahidi University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Al-Hamdaniya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l-Esraa University College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lisher Navo’i Tashkent State University of Uzbek Language and Literature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l-Kitab University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l-Maarif University College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l-Manara College for Medical Sciences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lmazov National Medical Research Centre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l-Mustaqbal University College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l-Muthanna University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l-Nahrain University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l-Noor University College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l-Quds University</text:p>
          </table:table-cell>
          <table:table-cell office:value-type="string" table:style-name="ce1">
            <text:p>Palest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ltınbaş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merican International University – Bangladesh</text:p>
          </table:table-cell>
          <table:table-cell office:value-type="string" table:style-name="ce1">
            <text:p>Bangladesh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merican University of Madaba</text:p>
          </table:table-cell>
          <table:table-cell office:value-type="string" table:style-name="ce1">
            <text:p>Jord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merican University of Nigeria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merican University of Ras Al Khaimah</text:p>
          </table:table-cell>
          <table:table-cell office:value-type="string" table:style-name="ce1">
            <text:p>United Arab Emir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mity University, Gurugram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mity University, Gwalior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mity University Rajasthan, Jaipur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mity University, Mumbai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ndijan State Medical Institute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ndrés Bello Catholic University (UCAB)</text:p>
          </table:table-cell>
          <table:table-cell office:value-type="string" table:style-name="ce1">
            <text:p>Venezuel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nglo-American University</text:p>
          </table:table-cell>
          <table:table-cell office:value-type="string" table:style-name="ce1">
            <text:p>Czech Republi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nkara Science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rab American University</text:p>
          </table:table-cell>
          <table:table-cell office:value-type="string" table:style-name="ce1">
            <text:p>Palest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rab Open University – Kuwait</text:p>
          </table:table-cell>
          <table:table-cell office:value-type="string" table:style-name="ce1">
            <text:p>Kuwai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rab Open University Lebanon</text:p>
          </table:table-cell>
          <table:table-cell office:value-type="string" table:style-name="ce1">
            <text:p>Leban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rts University Bournemouth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ntonio Nariño University</text:p>
          </table:table-cell>
          <table:table-cell office:value-type="string" table:style-name="ce1">
            <text:p>Colom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the Arts London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rts University Plymouth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sahi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shikaga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shur University College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udencia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ugustine University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zerbaijan University of Architecture and Construction</text:p>
          </table:table-cell>
          <table:table-cell office:value-type="string" table:style-name="ce1">
            <text:p>Azerbaij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zerbaijan State University of Economics</text:p>
          </table:table-cell>
          <table:table-cell office:value-type="string" table:style-name="ce1">
            <text:p>Azerbaij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Babcock University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Badr University in Cairo (BUC)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Bakrie University</text:p>
          </table:table-cell>
          <table:table-cell office:value-type="string" table:style-name="ce1">
            <text:p>Indone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Balochistan University of Engineering and Technology, Khuzdar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Bamidele Olumilua University of Education, Science and Technology, Ikere-Ikiti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Bandirma Onyedi Eylül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Bangabandhu Sheikh Mujibur Rahman Agricultural University</text:p>
          </table:table-cell>
          <table:table-cell office:value-type="string" table:style-name="ce1">
            <text:p>Bangladesh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Barawa International University</text:p>
          </table:table-cell>
          <table:table-cell office:value-type="string" table:style-name="ce1">
            <text:p>Soma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Bartin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Bashkir State Medic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Basrah University College of Science and Technology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Bath Spa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Batna 1</text:p>
          </table:table-cell>
          <table:table-cell office:value-type="string" table:style-name="ce1">
            <text:p>Al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Baze University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Belarusian State University of Informatics and Radioelectronics</text:p>
          </table:table-cell>
          <table:table-cell office:value-type="string" table:style-name="ce1">
            <text:p>Belaru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Bells University of Technology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Benghazi</text:p>
          </table:table-cell>
          <table:table-cell office:value-type="string" table:style-name="ce1">
            <text:p>Liby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Benson Idahosa University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Bernardo O’Higgins University</text:p>
          </table:table-cell>
          <table:table-cell office:value-type="string" table:style-name="ce1">
            <text:p>Chil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Beykent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Bilecik Şeyh Edebali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Biruni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Birzeit University</text:p>
          </table:table-cell>
          <table:table-cell office:value-type="string" table:style-name="ce1">
            <text:p>Palest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Bisha</text:p>
          </table:table-cell>
          <table:table-cell office:value-type="string" table:style-name="ce1">
            <text:p>Saudi Ara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Bishop Grosseteste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Bogotá Jorge Tadeo Lozano</text:p>
          </table:table-cell>
          <table:table-cell office:value-type="string" table:style-name="ce1">
            <text:p>Colom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Bolton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Botswana International University of Science and Technology (BIUST)</text:p>
          </table:table-cell>
          <table:table-cell office:value-type="string" table:style-name="ce1">
            <text:p>Botswa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Bowen University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Buckinghamshire New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Buriram Rajabhat University</text:p>
          </table:table-cell>
          <table:table-cell office:value-type="string" table:style-name="ce1">
            <text:p>Thai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Canadian International College (CIC) – Cairo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Catholic University in Erbil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dad Católica de Colombia</text:p>
          </table:table-cell>
          <table:table-cell office:value-type="string" table:style-name="ce1">
            <text:p>Colom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dad Católica de Cuenca</text:p>
          </table:table-cell>
          <table:table-cell office:value-type="string" table:style-name="ce1">
            <text:p>Ecuad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B. S. Abdur Rahman Crescent Institute of Science and Technolog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dad Católica San Pablo</text:p>
          </table:table-cell>
          <table:table-cell office:value-type="string" table:style-name="ce1">
            <text:p>Peru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Cebu Technological University</text:p>
          </table:table-cell>
          <table:table-cell office:value-type="string" table:style-name="ce1">
            <text:p>Philippin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CECOS University of IT and Emerging Sciences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Celaya</text:p>
          </table:table-cell>
          <table:table-cell office:value-type="string" table:style-name="ce1">
            <text:p>Mexi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Central European University</text:p>
          </table:table-cell>
          <table:table-cell office:value-type="string" table:style-name="ce1">
            <text:p>Aust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Central Punjab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Centro Universitário de Jaguariúna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Centro Universitário Max Planck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CES University</text:p>
          </table:table-cell>
          <table:table-cell office:value-type="string" table:style-name="ce1">
            <text:p>Colom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César Ritz Colleges Switzerland</text:p>
          </table:table-cell>
          <table:table-cell office:value-type="string" table:style-name="ce1">
            <text:p>Switzer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CETYS Universidad</text:p>
          </table:table-cell>
          <table:table-cell office:value-type="string" table:style-name="ce1">
            <text:p>Mexi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Chernihiv National University of Technology</text:p>
          </table:table-cell>
          <table:table-cell office:value-type="string" table:style-name="ce1">
            <text:p>Ukra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Chichester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Chitkara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Christ University Bengaluru India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Civil Protection</text:p>
          </table:table-cell>
          <table:table-cell office:value-type="string" table:style-name="ce1">
            <text:p>Belaru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Coal City University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Conservatoire for Dance and Drama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Constantine 3</text:p>
          </table:table-cell>
          <table:table-cell office:value-type="string" table:style-name="ce1">
            <text:p>Al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Courtauld Institute of Art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Cranfield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for the Creative Arts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Cihan University – Erbil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City University of Science and Information Technology, Peshawar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Cross River University of Technology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Cumbria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C.V. Raman Global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Cyprus Health and Social Sciences University</text:p>
          </table:table-cell>
          <table:table-cell office:value-type="string" table:style-name="ce1">
            <text:p>Northern Cypru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Daffodil International University (DIU)</text:p>
          </table:table-cell>
          <table:table-cell office:value-type="string" table:style-name="ce1">
            <text:p>Bangladesh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Debre Tabor University</text:p>
          </table:table-cell>
          <table:table-cell office:value-type="string" table:style-name="ce1">
            <text:p>Ethiop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dad del Sinú</text:p>
          </table:table-cell>
          <table:table-cell office:value-type="string" table:style-name="ce1">
            <text:p>Colom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Delta University for Science and Technology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Deraya University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Derzhavin Tambov State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for Development Studies</text:p>
          </table:table-cell>
          <table:table-cell office:value-type="string" table:style-name="ce1">
            <text:p>Gha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Dhaka International University</text:p>
          </table:table-cell>
          <table:table-cell office:value-type="string" table:style-name="ce1">
            <text:p>Bangladesh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Dhofar University</text:p>
          </table:table-cell>
          <table:table-cell office:value-type="string" table:style-name="ce1">
            <text:p>Om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Dhonburi Rajabhat University</text:p>
          </table:table-cell>
          <table:table-cell office:value-type="string" table:style-name="ce1">
            <text:p>Thai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Dijlah University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Diyala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Denau Institute of Entrepreneurship and Pedagogy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Doğuş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Donetsk National University of Economics and Trade named after Mykhailo Tuhan-Baranovsky (DonNUET)</text:p>
          </table:table-cell>
          <table:table-cell office:value-type="string" table:style-name="ce1">
            <text:p>Ukra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Dostoevsky Omsk State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Dr. M.G.R. Educational and Research Institute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Dubai</text:p>
          </table:table-cell>
          <table:table-cell office:value-type="string" table:style-name="ce1">
            <text:p>United Arab Emir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DHA Suffa University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Duhok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EAN University</text:p>
          </table:table-cell>
          <table:table-cell office:value-type="string" table:style-name="ce1">
            <text:p>Colom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Ebonyi State University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El Oued</text:p>
          </table:table-cell>
          <table:table-cell office:value-type="string" table:style-name="ce1">
            <text:p>Al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École Nationale Polytechnique</text:p>
          </table:table-cell>
          <table:table-cell office:value-type="string" table:style-name="ce1">
            <text:p>Al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École Polytechnique d’Architecture et d’Urbanisme</text:p>
          </table:table-cell>
          <table:table-cell office:value-type="string" table:style-name="ce1">
            <text:p>Al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Academy of Economic Studies of Moldova</text:p>
          </table:table-cell>
          <table:table-cell office:value-type="string" table:style-name="ce1">
            <text:p>Moldov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Edo State University Uzairue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Education, Lahore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Effat University</text:p>
          </table:table-cell>
          <table:table-cell office:value-type="string" table:style-name="ce1">
            <text:p>Saudi Ara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Egerton University</text:p>
          </table:table-cell>
          <table:table-cell office:value-type="string" table:style-name="ce1">
            <text:p>Keny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Egyptian Russian University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Egypt-Japan University of Science and Technology (E-JUST)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Engineering and Technology, Mardan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ESIC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dade Estadual de Goiás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European University Cyprus</text:p>
          </table:table-cell>
          <table:table-cell office:value-type="string" table:style-name="ce1">
            <text:p>Cypru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European University of Valencia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Evangel University, Akaeze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Externado University of Colombia</text:p>
          </table:table-cell>
          <table:table-cell office:value-type="string" table:style-name="ce1">
            <text:p>Colom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Falmouth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Federal University Gashua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Federal University of Kashere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Federal University of Lafia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Federal University of Latin American Integration (UNILA)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Federal University of Petroleum Resources, Effurun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Federal University of Technology, Minna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Federal University of Technology, Owerri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First Technical University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Fountain University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Franca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Fukui Prefectural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Fundação Oswaldo Cruz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Fundación Universitaria del Área Andina</text:p>
          </table:table-cell>
          <table:table-cell office:value-type="string" table:style-name="ce1">
            <text:p>Colom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Future University in Egypt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General Sir John Kotelawala Defence University</text:p>
          </table:table-cell>
          <table:table-cell office:value-type="string" table:style-name="ce1">
            <text:p>Sri Lank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Ghulam Ishaq Khan Institute of Engineering Sciences and Technology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GLA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Glasgow School of Art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Fergana Polytechnic Institute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Gloucestershire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Gomel State Medical University</text:p>
          </table:table-cell>
          <table:table-cell office:value-type="string" table:style-name="ce1">
            <text:p>Belaru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Government College Women University Faisalabad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Government College Women University, Sialkot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he Graduate University for Advanced Studies, SOKENDAI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Greenwich University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Gregory University Uturu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Grodno State Medical University</text:p>
          </table:table-cell>
          <table:table-cell office:value-type="string" table:style-name="ce1">
            <text:p>Belaru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Guildhall School of Music and Drama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Gulf College</text:p>
          </table:table-cell>
          <table:table-cell office:value-type="string" table:style-name="ce1">
            <text:p>Om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Harper Adams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Hartpury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Hassiba Benbouali University of Chlef</text:p>
          </table:table-cell>
          <table:table-cell office:value-type="string" table:style-name="ce1">
            <text:p>Al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Hawler Medical University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Health and Allied Sciences</text:p>
          </table:table-cell>
          <table:table-cell office:value-type="string" table:style-name="ce1">
            <text:p>Gha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Health Sciences, Turke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the Highlands and Islands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Hindustan Institute of Technology and Science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Hiroshima Shudo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Hiroshima Institute of Technolog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Hitotsubashi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Huachiew Chalermprakiet University</text:p>
          </table:table-cell>
          <table:table-cell office:value-type="string" table:style-name="ce1">
            <text:p>Thai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Human Development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Hyogo University of Teacher Education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IFHE Hyderabad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Ignatius Ajuru University of Education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Ilma University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IMT Mines Alès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Indira Gandhi Delhi Technical University for Women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Innopolis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Institute of Cancer Research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International Christian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International University of Rabat</text:p>
          </table:table-cell>
          <table:table-cell office:value-type="string" table:style-name="ce1">
            <text:p>Moroc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Ionian University</text:p>
          </table:table-cell>
          <table:table-cell office:value-type="string" table:style-name="ce1">
            <text:p>Gree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Ion Mincu University of Architecture and Urbanism</text:p>
          </table:table-cell>
          <table:table-cell office:value-type="string" table:style-name="ce1">
            <text:p>Roma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Islamia College Peshawar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he Islamic University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Islamic University of Gaza</text:p>
          </table:table-cell>
          <table:table-cell office:value-type="string" table:style-name="ce1">
            <text:p>Palest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Islamic University of Madinah</text:p>
          </table:table-cell>
          <table:table-cell office:value-type="string" table:style-name="ce1">
            <text:p>Saudi Ara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Isra University</text:p>
          </table:table-cell>
          <table:table-cell office:value-type="string" table:style-name="ce1">
            <text:p>Jord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Israel Technological University</text:p>
          </table:table-cell>
          <table:table-cell office:value-type="string" table:style-name="ce1">
            <text:p>Ecuad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Istanbul Aydın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Istanbul Gelişim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IUBAT – International University of Business Agriculture and Technology</text:p>
          </table:table-cell>
          <table:table-cell office:value-type="string" table:style-name="ce1">
            <text:p>Bangladesh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a IULM</text:p>
          </table:table-cell>
          <table:table-cell office:value-type="string" table:style-name="ce1">
            <text:p>Ital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Ivanovo State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Jabir ibn Hayyan Medical University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Japan Advanced Institute of Science and Technology (JAIST)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Jashore University of Science and Technology</text:p>
          </table:table-cell>
          <table:table-cell office:value-type="string" table:style-name="ce1">
            <text:p>Bangladesh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Jerash Private University</text:p>
          </table:table-cell>
          <table:table-cell office:value-type="string" table:style-name="ce1">
            <text:p>Jord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Jijel</text:p>
          </table:table-cell>
          <table:table-cell office:value-type="string" table:style-name="ce1">
            <text:p>Al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Jos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Kabardino-Balkarian State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Kamianets-Podіlskyi Ivan Ohiienko National University</text:p>
          </table:table-cell>
          <table:table-cell office:value-type="string" table:style-name="ce1">
            <text:p>Ukra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Kampala International University</text:p>
          </table:table-cell>
          <table:table-cell office:value-type="string" table:style-name="ce1">
            <text:p>Ugand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Karaganda University of Kazpotrebsoyuz</text:p>
          </table:table-cell>
          <table:table-cell office:value-type="string" table:style-name="ce1">
            <text:p>Kazakh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Karshi State University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Kastamonu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Kazakh National Pedagogical University Abai</text:p>
          </table:table-cell>
          <table:table-cell office:value-type="string" table:style-name="ce1">
            <text:p>Kazakh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Kazan State Power Engineering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Kelaniya</text:p>
          </table:table-cell>
          <table:table-cell office:value-type="string" table:style-name="ce1">
            <text:p>Sri Lank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Kerbala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Kermanshah University of Technology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Kharkiv University of Humanities “People’s Ukrainian Academy”</text:p>
          </table:table-cell>
          <table:table-cell office:value-type="string" table:style-name="ce1">
            <text:p>Ukra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Khazar University</text:p>
          </table:table-cell>
          <table:table-cell office:value-type="string" table:style-name="ce1">
            <text:p>Azerbaij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Kadir Has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Khomein University of Medical Sciences</text:p>
          </table:table-cell>
          <table:table-cell office:value-type="string" table:style-name="ce1">
            <text:p>Ir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Khulna University</text:p>
          </table:table-cell>
          <table:table-cell office:value-type="string" table:style-name="ce1">
            <text:p>Bangladesh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Khwaja Fareed University of Engineering and Information Technology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Khyber Medical University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Kings University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Kirkuk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Kitami Institute of Technolog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Kobe City University of Foreign Studies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Kobe Gakuin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Kocaeli Health and Technology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Kokshetau State University</text:p>
          </table:table-cell>
          <table:table-cell office:value-type="string" table:style-name="ce1">
            <text:p>Kazakh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Konan Women’s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Konya Technical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KTO Karatay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Kyiv National Economic University</text:p>
          </table:table-cell>
          <table:table-cell office:value-type="string" table:style-name="ce1">
            <text:p>Ukra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Kyoai Gakuen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Kyrgyz-Turkish Manas University</text:p>
          </table:table-cell>
          <table:table-cell office:value-type="string" table:style-name="ce1">
            <text:p>Kyrgyz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Laghouat</text:p>
          </table:table-cell>
          <table:table-cell office:value-type="string" table:style-name="ce1">
            <text:p>Al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Lagos State University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Knowledge University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Lampung</text:p>
          </table:table-cell>
          <table:table-cell office:value-type="string" table:style-name="ce1">
            <text:p>Indone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Landmark University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La Salle University</text:p>
          </table:table-cell>
          <table:table-cell office:value-type="string" table:style-name="ce1">
            <text:p>Colom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Las Américas (UDLA)</text:p>
          </table:table-cell>
          <table:table-cell office:value-type="string" table:style-name="ce1">
            <text:p>Ecuad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Leeds Arts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Leeds Conservatoire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Leeds Trinity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Lesya Ukrainka Volyn National University</text:p>
          </table:table-cell>
          <table:table-cell office:value-type="string" table:style-name="ce1">
            <text:p>Ukra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Koya University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Liberal Arts Bangladesh</text:p>
          </table:table-cell>
          <table:table-cell office:value-type="string" table:style-name="ce1">
            <text:p>Bangladesh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Liverpool Hope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Liverpool Institute for Performing Arts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Liverpool School of Tropical Medicine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he LNM Institute of Information Technolog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Loei Rajabhat University</text:p>
          </table:table-cell>
          <table:table-cell office:value-type="string" table:style-name="ce1">
            <text:p>Thai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London Business School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London School of Hygiene and Tropical Medicine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London Metropolitan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Los Lagos</text:p>
          </table:table-cell>
          <table:table-cell office:value-type="string" table:style-name="ce1">
            <text:p>Chil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dad Loyola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Malawi University of Science and Technology (MUST)</text:p>
          </table:table-cell>
          <table:table-cell office:value-type="string" table:style-name="ce1">
            <text:p>Malawi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Management Development Institute (MDI)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Marian College Kuttikkanam (Autonomous)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Maritime University of Szczecin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Mascara</text:p>
          </table:table-cell>
          <table:table-cell office:value-type="string" table:style-name="ce1">
            <text:p>Al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dad Mayor</text:p>
          </table:table-cell>
          <table:table-cell office:value-type="string" table:style-name="ce1">
            <text:p>Chil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Medellín</text:p>
          </table:table-cell>
          <table:table-cell office:value-type="string" table:style-name="ce1">
            <text:p>Colom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Meikai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Michael and Cecilia Ibru University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Michael Okpara University of Agriculture, Umudike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Middle Technical University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Mindanao State University – Iligan Institute of Technology</text:p>
          </table:table-cell>
          <table:table-cell office:value-type="string" table:style-name="ce1">
            <text:p>Philippin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MIOTI Tech and Business School</text:p>
          </table:table-cell>
          <table:table-cell office:value-type="string" table:style-name="ce1">
            <text:p>Spa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Mirpur University of Science and Technology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Misan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Misr University for Science and Technology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Mahatma Jyotiba Phule Rohilkhand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M. Kumarasamy College of Engineering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MNS University of Agriculture, Multan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Modern University for Business and Science</text:p>
          </table:table-cell>
          <table:table-cell office:value-type="string" table:style-name="ce1">
            <text:p>Leban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é Mohamed El Bachir El Ibrahimi de Bordj Bou Arréridj</text:p>
          </table:table-cell>
          <table:table-cell office:value-type="string" table:style-name="ce1">
            <text:p>Al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dad Monteávila</text:p>
          </table:table-cell>
          <table:table-cell office:value-type="string" table:style-name="ce1">
            <text:p>Venezuel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Monterrey</text:p>
          </table:table-cell>
          <table:table-cell office:value-type="string" table:style-name="ce1">
            <text:p>Mexi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Moscow Pedagogical State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Russian Biotechnological University (BIOTECH)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Moscow State Linguistic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October University for Modern Sciences and Arts (MSA)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Muban Chombueng Rajabhat University</text:p>
          </table:table-cell>
          <table:table-cell office:value-type="string" table:style-name="ce1">
            <text:p>Thai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Mukogawa Women’s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Mulungushi University</text:p>
          </table:table-cell>
          <table:table-cell office:value-type="string" table:style-name="ce1">
            <text:p>Zam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Mutah University</text:p>
          </table:table-cell>
          <table:table-cell office:value-type="string" table:style-name="ce1">
            <text:p>Jord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dad Nacional de Chimborazo</text:p>
          </table:table-cell>
          <table:table-cell office:value-type="string" table:style-name="ce1">
            <text:p>Ecuad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dad Nacional de Itapúa</text:p>
          </table:table-cell>
          <table:table-cell office:value-type="string" table:style-name="ce1">
            <text:p>Paragua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agoya University of Commerce &amp; Business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ajran University</text:p>
          </table:table-cell>
          <table:table-cell office:value-type="string" table:style-name="ce1">
            <text:p>Saudi Ara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akhchivan State University</text:p>
          </table:table-cell>
          <table:table-cell office:value-type="string" table:style-name="ce1">
            <text:p>Azerbaij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amangan Engineering Construction Institute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amangan Institute of Engineering and Technology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amangan State University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ara Institute of Science and Technolog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ara Women’s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ational Aviation University</text:p>
          </table:table-cell>
          <table:table-cell office:value-type="string" table:style-name="ce1">
            <text:p>Ukra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ational University of Computer and Emerging Sciences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ational Film and Television School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ational University of Medical Sciences (NUMS)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ational University of Mongolia</text:p>
          </table:table-cell>
          <table:table-cell office:value-type="string" table:style-name="ce1">
            <text:p>Mongol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ational University Odessa Law Academy</text:p>
          </table:table-cell>
          <table:table-cell office:value-type="string" table:style-name="ce1">
            <text:p>Ukra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he National University of Ostroh Academy</text:p>
          </table:table-cell>
          <table:table-cell office:value-type="string" table:style-name="ce1">
            <text:p>Ukra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ational Polytechnic University of Armenia</text:p>
          </table:table-cell>
          <table:table-cell office:value-type="string" table:style-name="ce1">
            <text:p>Arme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ational University of Quilmes</text:p>
          </table:table-cell>
          <table:table-cell office:value-type="string" table:style-name="ce1">
            <text:p>Argent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ational University of Science and Technology, Oman</text:p>
          </table:table-cell>
          <table:table-cell office:value-type="string" table:style-name="ce1">
            <text:p>Om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ational University, Sudan</text:p>
          </table:table-cell>
          <table:table-cell office:value-type="string" table:style-name="ce1">
            <text:p>Sud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ational Taichung University of Science and Technolog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ational Transport University</text:p>
          </table:table-cell>
          <table:table-cell office:value-type="string" table:style-name="ce1">
            <text:p>Ukra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ational University of Water and Environmental Engineering</text:p>
          </table:table-cell>
          <table:table-cell office:value-type="string" table:style-name="ce1">
            <text:p>Ukra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ational University “Yuri Kondrautyuk Poltava Polytechnic</text:p>
          </table:table-cell>
          <table:table-cell office:value-type="string" table:style-name="ce1">
            <text:p>Ukra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avoi State Pedagogical Institute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as Negeri Surabaya</text:p>
          </table:table-cell>
          <table:table-cell office:value-type="string" table:style-name="ce1">
            <text:p>Indone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ewman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iger Delta University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igerian Police Academy, Wudil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ihon Pharmaceutical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iigata University of Health and Welfare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Niigata Prefecture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ile University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inevah University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itte (Deemed to be University)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Northampton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ortheast Ohio Medical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orthern Technical University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orwich University of the Arts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Nova Gorica</text:p>
          </table:table-cell>
          <table:table-cell office:value-type="string" table:style-name="ce1">
            <text:p>Slove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ovena University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ovosibirsk State University of Economics and Management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ursing School of Coimbra</text:p>
          </table:table-cell>
          <table:table-cell office:value-type="string" table:style-name="ce1">
            <text:p>Portuga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October 6 University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Oguz Han Engineering and Technology University of Turkmenistan</text:p>
          </table:table-cell>
          <table:table-cell office:value-type="string" table:style-name="ce1">
            <text:p>Turkmen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Olusegun Agagu University of Science and Technology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Omsk State Agrarian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Orel State Agrarian University named after N.V. Parahin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Orel State University named after I.S. Turgenev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ORT Uruguay University</text:p>
          </table:table-cell>
          <table:table-cell office:value-type="string" table:style-name="ce1">
            <text:p>Urugua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Ostrogradsky National University of Kremenchuk</text:p>
          </table:table-cell>
          <table:table-cell office:value-type="string" table:style-name="ce1">
            <text:p>Ukra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Palestine Polytechnic University</text:p>
          </table:table-cell>
          <table:table-cell office:value-type="string" table:style-name="ce1">
            <text:p>Palest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Palestine Technical University – Kadoorie</text:p>
          </table:table-cell>
          <table:table-cell office:value-type="string" table:style-name="ce1">
            <text:p>Palest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Panteion University of Social and Political Sciences</text:p>
          </table:table-cell>
          <table:table-cell office:value-type="string" table:style-name="ce1">
            <text:p>Gree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Paris University of International Education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Pavlo Tychyna Uman State Pedagogical University</text:p>
          </table:table-cell>
          <table:table-cell office:value-type="string" table:style-name="ce1">
            <text:p>Ukra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Petra</text:p>
          </table:table-cell>
          <table:table-cell office:value-type="string" table:style-name="ce1">
            <text:p>Jord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Pharos University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Phayao</text:p>
          </table:table-cell>
          <table:table-cell office:value-type="string" table:style-name="ce1">
            <text:p>Thai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Philadelphia University (Jordan)</text:p>
          </table:table-cell>
          <table:table-cell office:value-type="string" table:style-name="ce1">
            <text:p>Jord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Plymouth Marjon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Polytechnic University of Tirana</text:p>
          </table:table-cell>
          <table:table-cell office:value-type="string" table:style-name="ce1">
            <text:p>Alba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Poltava V.G. Korolenko National Pedagogical University (PNPU)</text:p>
          </table:table-cell>
          <table:table-cell office:value-type="string" table:style-name="ce1">
            <text:p>Ukra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Polytechnic Institute of Setúbal</text:p>
          </table:table-cell>
          <table:table-cell office:value-type="string" table:style-name="ce1">
            <text:p>Portuga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dad Popular Autónoma del Estado de Puebla</text:p>
          </table:table-cell>
          <table:table-cell office:value-type="string" table:style-name="ce1">
            <text:p>Mexi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Prefectural University of Hiroshima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Prince Sultan University (PSU)</text:p>
          </table:table-cell>
          <table:table-cell office:value-type="string" table:style-name="ce1">
            <text:p>Saudi Ara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Professional Studies, Accra</text:p>
          </table:table-cell>
          <table:table-cell office:value-type="string" table:style-name="ce1">
            <text:p>Gha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Puthisastra</text:p>
          </table:table-cell>
          <table:table-cell office:value-type="string" table:style-name="ce1">
            <text:p>Cambo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Queen Margaret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Rajamangala University of Technology Isan</text:p>
          </table:table-cell>
          <table:table-cell office:value-type="string" table:style-name="ce1">
            <text:p>Thai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Ravensbourne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Rawalpindi Medical University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Rennes School of Business</text:p>
          </table:table-cell>
          <table:table-cell office:value-type="string" table:style-name="ce1">
            <text:p>Franc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REVA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Rose Bruford College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Rostov State University of Economics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Royal Agricultural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Royal Central School of Speech and Drama, University of London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Royal College of Art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Royal Conservatoire of Scotland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Royal Academy of Music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Royal College of Music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Royal Northern College of Music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Russian State Agrarian University – Moscow Timiryazev Agricultural Academ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Russian State University for the Humanities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Russian University of State for Social (RUSS)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Ryazan State Medic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Sadat City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Saint Joseph</text:p>
          </table:table-cell>
          <table:table-cell office:value-type="string" table:style-name="ce1">
            <text:p>Maca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aint Petersburg State Pediatric Medic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akon Nakhon Rajabhat University</text:p>
          </table:table-cell>
          <table:table-cell office:value-type="string" table:style-name="ce1">
            <text:p>Thai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alahaddin University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alem University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amara State University of Economics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amara State Medic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amarkand State University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amarkand State Institute of Foreign Languages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amuel Adegboyega University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dad San Ignacio de Loyola</text:p>
          </table:table-cell>
          <table:table-cell office:value-type="string" table:style-name="ce1">
            <text:p>Peru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San Martín de Porres</text:p>
          </table:table-cell>
          <table:table-cell office:value-type="string" table:style-name="ce1">
            <text:p>Peru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Santo Tomas</text:p>
          </table:table-cell>
          <table:table-cell office:value-type="string" table:style-name="ce1">
            <text:p>Philippin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atya Wacana Christian University</text:p>
          </table:table-cell>
          <table:table-cell office:value-type="string" table:style-name="ce1">
            <text:p>Indone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audi Electronic University</text:p>
          </table:table-cell>
          <table:table-cell office:value-type="string" table:style-name="ce1">
            <text:p>Saudi Ara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BS Swiss Business School</text:p>
          </table:table-cell>
          <table:table-cell office:value-type="string" table:style-name="ce1">
            <text:p>Switzer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Science and Technology of Southern Philippines (USTP)</text:p>
          </table:table-cell>
          <table:table-cell office:value-type="string" table:style-name="ce1">
            <text:p>Philippin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efako Makgatho Health Sciences University</text:p>
          </table:table-cell>
          <table:table-cell office:value-type="string" table:style-name="ce1">
            <text:p>South Afric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enshu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haheed Benazir Bhutto Women University Peshawar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haheed Zulfiqar Ali Bhutto Medical University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he University of Shiga Prefecture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honan Institute of Technolog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hri Mata Vaishno Devi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amarkand State Medical University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ikkim Manipal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ilesian University in Opava</text:p>
          </table:table-cell>
          <table:table-cell office:value-type="string" table:style-name="ce1">
            <text:p>Czech Republi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imón Bolívar University</text:p>
          </table:table-cell>
          <table:table-cell office:value-type="string" table:style-name="ce1">
            <text:p>Venezuel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imón Bolívar University (Colombia)</text:p>
          </table:table-cell>
          <table:table-cell office:value-type="string" table:style-name="ce1">
            <text:p>Colom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ir Syed University of Engineering and Technology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okoto State University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olent University, Southampton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Sopron</text:p>
          </table:table-cell>
          <table:table-cell office:value-type="string" table:style-name="ce1">
            <text:p>Hungar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oran University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South Santa Catarina (Unisul)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R University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ri Balaji Vidyapeeth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Sri Jayewardenepura</text:p>
          </table:table-cell>
          <table:table-cell office:value-type="string" table:style-name="ce1">
            <text:p>Sri Lank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ri Lanka Institute of Information Technology</text:p>
          </table:table-cell>
          <table:table-cell office:value-type="string" table:style-name="ce1">
            <text:p>Sri Lank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ri Padmavati Mahila Visvavidyalayam (Women's University)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tate University of Bahia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tate Energy Institute of Turkmenistan</text:p>
          </table:table-cell>
          <table:table-cell office:value-type="string" table:style-name="ce1">
            <text:p>Turkmen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tate University of Land Use Planning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t Mary’s University College, Belfast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t Mary’s University, Twickenham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tranmillis University College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uez University</text:p>
          </table:table-cell>
          <table:table-cell office:value-type="string" table:style-name="ce1">
            <text:p>Egyp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Suffolk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ugiyama Jogakuen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ulaimani Polytechnic University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uratthani Rajabhat University</text:p>
          </table:table-cell>
          <table:table-cell office:value-type="string" table:style-name="ce1">
            <text:p>Thai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Széchenyi István University</text:p>
          </table:table-cell>
          <table:table-cell office:value-type="string" table:style-name="ce1">
            <text:p>Hungar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afila Technical University</text:p>
          </table:table-cell>
          <table:table-cell office:value-type="string" table:style-name="ce1">
            <text:p>Jord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Taipei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ama Art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arlac Agricultural University</text:p>
          </table:table-cell>
          <table:table-cell office:value-type="string" table:style-name="ce1">
            <text:p>Philippin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arsus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ashkent Institute of Finance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ashkent University of Information Technologies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ashkent Institute of Irrigation and Agricultural Mechanisation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ashkent Medical Academy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ashkent Pediatric Medical Institute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ashkent Pharmaceutical Institute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ashkent State Agrarian University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ashkent State Dental Institute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ashkent State University of Law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é Sultan Moulay Slimane</text:p>
          </table:table-cell>
          <table:table-cell office:value-type="string" table:style-name="ce1">
            <text:p>Moroc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ashkent State University of Oriental Studies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ashkent State Technical University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ashkent State Transport University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ashkent Institute of Textile and Light Industry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atung University</text:p>
          </table:table-cell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ecmilenio University</text:p>
          </table:table-cell>
          <table:table-cell office:value-type="string" table:style-name="ce1">
            <text:p>Mexic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ecnológico de Costa Rica</text:p>
          </table:table-cell>
          <table:table-cell office:value-type="string" table:style-name="ce1">
            <text:p>Costa Ric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Instituto Tecnológico Metropolitano</text:p>
          </table:table-cell>
          <table:table-cell office:value-type="string" table:style-name="ce1">
            <text:p>Colomb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Institut Teknologi Nasional Bandung (ITENAS Bandung)</text:p>
          </table:table-cell>
          <table:table-cell office:value-type="string" table:style-name="ce1">
            <text:p>Indone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Telafer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enri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ermez State University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ermez Institute of Engineering and Technology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ikrit University</text:p>
          </table:table-cell>
          <table:table-cell office:value-type="string" table:style-name="ce1">
            <text:p>Iraq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okyo University of Foreign Studies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omsk State Pedagogic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ashkent State University of Economics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oyama Prefectural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rinity Laban Conservatoire of Music and Dance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urin Polytechnic University in Tashkent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bon Ratchathani University</text:p>
          </table:table-cell>
          <table:table-cell office:value-type="string" table:style-name="ce1">
            <text:p>Thai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BT</text:p>
          </table:table-cell>
          <table:table-cell office:value-type="string" table:style-name="ce1">
            <text:p>Kosov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IN Sulthan Thaha Saifuddin Jambi</text:p>
          </table:table-cell>
          <table:table-cell office:value-type="string" table:style-name="ce1">
            <text:p>Indone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maru Musa Yar’adua University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christus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ted International University</text:p>
          </table:table-cell>
          <table:table-cell office:value-type="string" table:style-name="ce1">
            <text:p>Bangladesh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dad del Pacífico Ecuador</text:p>
          </table:table-cell>
          <table:table-cell office:value-type="string" table:style-name="ce1">
            <text:p>Ecuad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College of Osteopath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NOBA</text:p>
          </table:table-cell>
          <table:table-cell office:value-type="string" table:style-name="ce1">
            <text:p>Argentin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Institute of Telecommunications and Informatics of Turkmenistan</text:p>
          </table:table-cell>
          <table:table-cell office:value-type="string" table:style-name="ce1">
            <text:p>Turkmen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ral State Medical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rgench State University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Üsküdar University</text:p>
          </table:table-cell>
          <table:table-cell office:value-type="string" table:style-name="ce1">
            <text:p>Turke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smanu Danfodiyo University, Sokoto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dad UTE</text:p>
          </table:table-cell>
          <table:table-cell office:value-type="string" table:style-name="ce1">
            <text:p>Ecuad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Uyo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National University of Uzbekistan named after Mirzo Ulugbek</text:p>
          </table:table-cell>
          <table:table-cell office:value-type="string" table:style-name="ce1">
            <text:p>Uzbe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Valahia University of Targoviste</text:p>
          </table:table-cell>
          <table:table-cell office:value-type="string" table:style-name="ce1">
            <text:p>Roman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Vale do Itajaí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Varendra University</text:p>
          </table:table-cell>
          <table:table-cell office:value-type="string" table:style-name="ce1">
            <text:p>Bangladesh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Varna University of Management</text:p>
          </table:table-cell>
          <table:table-cell office:value-type="string" table:style-name="ce1">
            <text:p>Bulga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Veritas University, Abuja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Veterinary Medicine and Pharmacy in Košice</text:p>
          </table:table-cell>
          <table:table-cell office:value-type="string" table:style-name="ce1">
            <text:p>Slovak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Vila Velha University</text:p>
          </table:table-cell>
          <table:table-cell office:value-type="string" table:style-name="ce1">
            <text:p>Brazi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Virtual University of Tunis</text:p>
          </table:table-cell>
          <table:table-cell office:value-type="string" table:style-name="ce1">
            <text:p>Tuni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Visayas State University</text:p>
          </table:table-cell>
          <table:table-cell office:value-type="string" table:style-name="ce1">
            <text:p>Philippin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Vitebsk State Medical University</text:p>
          </table:table-cell>
          <table:table-cell office:value-type="string" table:style-name="ce1">
            <text:p>Belaru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Volgograd State University</text:p>
          </table:table-cell>
          <table:table-cell office:value-type="string" table:style-name="ce1">
            <text:p>Russian Feder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Wales Trinity Saint David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​Wellspring University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Western Caspian University</text:p>
          </table:table-cell>
          <table:table-cell office:value-type="string" table:style-name="ce1">
            <text:p>Azerbaij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West London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West Ukrainian National University</text:p>
          </table:table-cell>
          <table:table-cell office:value-type="string" table:style-name="ce1">
            <text:p>Ukra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West Virginia University</text:p>
          </table:table-cell>
          <table:table-cell office:value-type="string" table:style-name="ce1">
            <text:p>United Stat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WHU: Beisheim</text:p>
          </table:table-cell>
          <table:table-cell office:value-type="string" table:style-name="ce1">
            <text:p>Germa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zhhorod National University</text:p>
          </table:table-cell>
          <table:table-cell office:value-type="string" table:style-name="ce1">
            <text:p>Ukra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University of Worcester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The World Islamic Sciences and Education University (WISE)</text:p>
          </table:table-cell>
          <table:table-cell office:value-type="string" table:style-name="ce1">
            <text:p>Jord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Wrexham Glyndwr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Writtle University College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WSB Academy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Yagshigeldi Kakayev International University of Oil and Gas</text:p>
          </table:table-cell>
          <table:table-cell office:value-type="string" table:style-name="ce1">
            <text:p>Turkmen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Yamaguchi Prefectural University</text:p>
          </table:table-cell>
          <table:table-cell office:value-type="string" table:style-name="ce1">
            <text:p>Jap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Yanka Kupala State University of Grodno</text:p>
          </table:table-cell>
          <table:table-cell office:value-type="string" table:style-name="ce1">
            <text:p>Belaru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Yogyakarta State University</text:p>
          </table:table-cell>
          <table:table-cell office:value-type="string" table:style-name="ce1">
            <text:p>Indones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York St John University</text:p>
          </table:table-cell>
          <table:table-cell office:value-type="string" table:style-name="ce1">
            <text:p>United Kingdo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Yusuf Maitama Sule University, Kano</text:p>
          </table:table-cell>
          <table:table-cell office:value-type="string" table:style-name="ce1">
            <text:p>Nigeria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Zhytomyr Polytechnic State University</text:p>
          </table:table-cell>
          <table:table-cell office:value-type="string" table:style-name="ce1">
            <text:p>Ukra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Ziauddin University</text:p>
          </table:table-cell>
          <table:table-cell office:value-type="string" table:style-name="ce1">
            <text:p>Pakist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Reporter</text:p>
          </table:table-cell>
          <table:table-cell office:value-type="string" table:style-name="ce1">
            <text:p>Zarqa University</text:p>
          </table:table-cell>
          <table:table-cell office:value-type="string" table:style-name="ce1">
            <text:p>Jordan</text:p>
          </table:table-cell>
          <table:table-cell table:number-columns-repeated="16380"/>
        </table:table-row>
        <table:table-row table:number-rows-repeated="10462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8</meta:generator>
    <meta:initial-creator>openpyxl</meta:initial-creator>
    <dc:creator>Asus2</dc:creator>
    <meta:creation-date>2023-05-11T14:52:24Z</meta:creation-date>
    <dc:date>2023-05-19T09:26:11Z</dc:date>
  </office:meta>
</office:document-meta>
</file>